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54cm"/>
    </style:style>
    <style:style style:name="co8" style:family="table-column">
      <style:table-column-properties fo:break-before="auto" style:column-width="5.676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5.904cm"/>
    </style:style>
    <style:style style:name="co11" style:family="table-column">
      <style:table-column-properties fo:break-before="auto" style:column-width="6.812cm"/>
    </style:style>
    <style:style style:name="co12" style:family="table-column">
      <style:table-column-properties fo:break-before="auto" style:column-width="7.04cm"/>
    </style:style>
    <style:style style:name="co13" style:family="table-column">
      <style:table-column-properties fo:break-before="auto" style:column-width="6.937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12.1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6" table:default-cell-style-name="ce25"/>
        <table:table-column table:style-name="co4" table:number-columns-repeated="3" table:default-cell-style-name="ce25"/>
        <table:table-column table:style-name="co5" table:default-cell-style-name="ce25"/>
        <table:table-column table:style-name="co6" table:number-columns-repeated="1010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1.5" calcext:value-type="float">
            <text:p>1,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328587152680437" calcext:value-type="float">
            <text:p>0,3285871526804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0.315040650406504" calcext:value-type="float">
            <text:p>0,31504065040650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5.70749911402177" calcext:value-type="float">
            <text:p>5,707499114021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32.5755461365593" calcext:value-type="float">
            <text:p>32,575546136559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5-09-01 18:19:5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5.69128277390091" calcext:value-type="float">
            <text:p>5,6912827739009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1866452635772" calcext:value-type="float">
            <text:p>2,01866452635772</text:p>
          </table:table-cell>
          <table:table-cell office:value-type="float" office:value="4.20961772737359" calcext:value-type="float">
            <text:p>4,20961772737359</text:p>
          </table:table-cell>
          <table:table-cell office:value-type="float" office:value="5.22591810192347" calcext:value-type="float">
            <text:p>5,225918101923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2893401015228" calcext:value-type="float">
            <text:p>6,1289340101522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070533475105" calcext:value-type="float">
            <text:p>4,3007053347510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960663763562" calcext:value-type="float">
            <text:p>18,496066376356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27" calcext:value-type="float">
            <text:p>9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03045685279" calcext:value-type="float">
            <text:p>4,00203045685279</text:p>
          </table:table-cell>
          <table:table-cell office:value-type="float" office:value="22.0629441624365" calcext:value-type="float">
            <text:p>22,0629441624365</text:p>
          </table:table-cell>
          <table:table-cell office:value-type="float" office:value="71.2649746192893" calcext:value-type="float">
            <text:p>71,264974619289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450148208678078" calcext:value-type="float">
            <text:p>0,045014820867808</text:p>
          </table:table-cell>
          <table:table-cell office:value-type="float" office:value="8.94666074801263" calcext:value-type="float">
            <text:p>8,94666074801263</text:p>
          </table:table-cell>
          <table:table-cell office:value-type="float" office:value="50.4775754767855" calcext:value-type="float">
            <text:p>50,477575476785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02633409776082" calcext:value-type="float">
            <text:p>0,002026334097761</text:p>
          </table:table-cell>
          <table:table-cell office:value-type="float" office:value="80.04273854003" calcext:value-type="float">
            <text:p>80,04273854003</text:p>
          </table:table-cell>
          <table:table-cell office:value-type="float" office:value="2547.98562601457" calcext:value-type="float">
            <text:p>2547,9856260145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210867193865908" calcext:value-type="float">
            <text:p>0,021086719386591</text:p>
          </table:table-cell>
          <table:table-cell office:value-type="float" office:value="2.12730804555214" calcext:value-type="float">
            <text:p>2,12730804555214</text:p>
          </table:table-cell>
          <table:table-cell office:value-type="float" office:value="9.78931710973372" calcext:value-type="float">
            <text:p>9,789317109733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210867193865908" calcext:value-type="float">
            <text:p>0,021086719386591</text:p>
          </table:table-cell>
          <table:table-cell office:value-type="float" office:value="2.12730804555214" calcext:value-type="float">
            <text:p>2,12730804555214</text:p>
          </table:table-cell>
          <table:table-cell office:value-type="float" office:value="6.48478578072571" calcext:value-type="float">
            <text:p>6,4847857807257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03045685279" calcext:value-type="float">
            <text:p>4,00203045685279</text:p>
          </table:table-cell>
          <table:table-cell office:value-type="float" office:value="22.0629441624365" calcext:value-type="float">
            <text:p>22,0629441624365</text:p>
          </table:table-cell>
          <table:table-cell office:value-type="float" office:value="71.2649746192893" calcext:value-type="float">
            <text:p>71,264974619289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62" calcext:value-type="float">
            <text:p>26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450148208678078" calcext:value-type="float">
            <text:p>0,045014820867808</text:p>
          </table:table-cell>
          <table:table-cell office:value-type="float" office:value="8.94666074801263" calcext:value-type="float">
            <text:p>8,94666074801263</text:p>
          </table:table-cell>
          <table:table-cell office:value-type="float" office:value="50.4775754767855" calcext:value-type="float">
            <text:p>50,477575476785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02633409776082" calcext:value-type="float">
            <text:p>0,002026334097761</text:p>
          </table:table-cell>
          <table:table-cell office:value-type="float" office:value="80.04273854003" calcext:value-type="float">
            <text:p>80,04273854003</text:p>
          </table:table-cell>
          <table:table-cell office:value-type="float" office:value="2547.98562601457" calcext:value-type="float">
            <text:p>2547,9856260145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7"/>
          <table:table-cell table:number-columns-repeated="1010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7"/>
          <table:table-cell table:number-columns-repeated="1010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4.536895" calcext:value-type="float">
            <text:p>1,45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72" calcext:value-type="float">
            <text:p>7,20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18" calcext:value-type="float">
            <text:p>1,80E-05</text:p>
          </table:table-cell>
          <table:table-cell table:style-name="ce12" office:value-type="float" office:value="0.0000039665266081716" calcext:value-type="float">
            <text:p>3,97E-06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565855" calcext:value-type="float">
            <text:p>2,57E-01</text:p>
          </table:table-cell>
          <table:table-cell table:style-name="ce12" office:value-type="float" office:value="0.2567496" calcext:value-type="float">
            <text:p>2,57E-01</text:p>
          </table:table-cell>
          <table:table-cell table:style-name="ce12" office:value-type="float" office:value="0.253252" calcext:value-type="float">
            <text:p>2,53E-01</text:p>
          </table:table-cell>
          <table:table-cell table:style-name="ce12" office:value-type="float" office:value="0.262291" calcext:value-type="float">
            <text:p>2,62E-01</text:p>
          </table:table-cell>
          <table:table-cell table:style-name="ce12" office:value-type="float" office:value="0.00251387081786016" calcext:value-type="float">
            <text:p>2,51E-03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2452" calcext:value-type="float">
            <text:p>2,22E-01</text:p>
          </table:table-cell>
          <table:table-cell table:style-name="ce12" office:value-type="float" office:value="0.20710125" calcext:value-type="float">
            <text:p>2,07E-01</text:p>
          </table:table-cell>
          <table:table-cell table:style-name="ce12" office:value-type="float" office:value="0.174229" calcext:value-type="float">
            <text:p>1,74E-01</text:p>
          </table:table-cell>
          <table:table-cell table:style-name="ce12" office:value-type="float" office:value="0.235368" calcext:value-type="float">
            <text:p>2,35E-01</text:p>
          </table:table-cell>
          <table:table-cell table:style-name="ce12" office:value-type="float" office:value="0.0258829812007989" calcext:value-type="float">
            <text:p>2,59E-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52704" calcext:value-type="float">
            <text:p>2,53E-01</text:p>
          </table:table-cell>
          <table:table-cell table:style-name="ce12" office:value-type="float" office:value="0.253019909090909" calcext:value-type="float">
            <text:p>2,53E-01</text:p>
          </table:table-cell>
          <table:table-cell table:style-name="ce12" office:value-type="float" office:value="0.242424" calcext:value-type="float">
            <text:p>2,42E-01</text:p>
          </table:table-cell>
          <table:table-cell table:style-name="ce12" office:value-type="float" office:value="0.286029" calcext:value-type="float">
            <text:p>2,86E-01</text:p>
          </table:table-cell>
          <table:table-cell table:style-name="ce12" office:value-type="float" office:value="0.0117215725775558" calcext:value-type="float">
            <text:p>1,17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668895" calcext:value-type="float">
            <text:p>8,67E-01</text:p>
          </table:table-cell>
          <table:table-cell table:style-name="ce12" office:value-type="float" office:value="0.8791268" calcext:value-type="float">
            <text:p>8,79E-01</text:p>
          </table:table-cell>
          <table:table-cell table:style-name="ce12" office:value-type="float" office:value="0.827678" calcext:value-type="float">
            <text:p>8,28E-01</text:p>
          </table:table-cell>
          <table:table-cell table:style-name="ce12" office:value-type="float" office:value="0.94992" calcext:value-type="float">
            <text:p>9,50E-01</text:p>
          </table:table-cell>
          <table:table-cell table:style-name="ce12" office:value-type="float" office:value="0.0398036406620746" calcext:value-type="float">
            <text:p>3,98E-02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5643" calcext:value-type="float">
            <text:p>2,46E-01</text:p>
          </table:table-cell>
          <table:table-cell table:style-name="ce12" office:value-type="float" office:value="0.2451672" calcext:value-type="float">
            <text:p>2,45E-01</text:p>
          </table:table-cell>
          <table:table-cell table:style-name="ce12" office:value-type="float" office:value="0.239182" calcext:value-type="float">
            <text:p>2,39E-01</text:p>
          </table:table-cell>
          <table:table-cell table:style-name="ce12" office:value-type="float" office:value="0.249318" calcext:value-type="float">
            <text:p>2,49E-01</text:p>
          </table:table-cell>
          <table:table-cell table:style-name="ce12" office:value-type="float" office:value="0.00308770971577461" calcext:value-type="float">
            <text:p>3,09E-03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34946" calcext:value-type="float">
            <text:p>2,3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174846" calcext:value-type="float">
            <text:p>1,75E-01</text:p>
          </table:table-cell>
          <table:table-cell table:style-name="ce12" office:value-type="float" office:value="0.177077333333333" calcext:value-type="float">
            <text:p>1,77E-01</text:p>
          </table:table-cell>
          <table:table-cell table:style-name="ce12" office:value-type="float" office:value="0.174277" calcext:value-type="float">
            <text:p>1,74E-01</text:p>
          </table:table-cell>
          <table:table-cell table:style-name="ce12" office:value-type="float" office:value="0.182109" calcext:value-type="float">
            <text:p>1,82E-01</text:p>
          </table:table-cell>
          <table:table-cell table:style-name="ce12" office:value-type="float" office:value="0.00436682863567296" calcext:value-type="float">
            <text:p>4,37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207115" calcext:value-type="float">
            <text:p>2,07E-01</text:p>
          </table:table-cell>
          <table:table-cell table:style-name="ce12" office:value-type="float" office:value="0.196246333333333" calcext:value-type="float">
            <text:p>1,96E-01</text:p>
          </table:table-cell>
          <table:table-cell table:style-name="ce12" office:value-type="float" office:value="0.15735" calcext:value-type="float">
            <text:p>1,57E-01</text:p>
          </table:table-cell>
          <table:table-cell table:style-name="ce12" office:value-type="float" office:value="0.224274" calcext:value-type="float">
            <text:p>2,24E-01</text:p>
          </table:table-cell>
          <table:table-cell table:style-name="ce12" office:value-type="float" office:value="0.0347606297459257" calcext:value-type="float">
            <text:p>3,48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6189" calcext:value-type="float">
            <text:p>1,56E-01</text:p>
          </table:table-cell>
          <table:table-cell table:style-name="ce12" office:value-type="float" office:value="0.136144" calcext:value-type="float">
            <text:p>1,36E-01</text:p>
          </table:table-cell>
          <table:table-cell table:style-name="ce12" office:value-type="float" office:value="0.093821" calcext:value-type="float">
            <text:p>9,38E-02</text:p>
          </table:table-cell>
          <table:table-cell table:style-name="ce12" office:value-type="float" office:value="0.158422" calcext:value-type="float">
            <text:p>1,58E-01</text:p>
          </table:table-cell>
          <table:table-cell table:style-name="ce12" office:value-type="float" office:value="0.0366697943681172" calcext:value-type="float">
            <text:p>3,67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00783" calcext:value-type="float">
            <text:p>2,01E-01</text:p>
          </table:table-cell>
          <table:table-cell table:style-name="ce12" office:value-type="float" office:value="0.197729666666667" calcext:value-type="float">
            <text:p>1,98E-01</text:p>
          </table:table-cell>
          <table:table-cell table:style-name="ce12" office:value-type="float" office:value="0.188743" calcext:value-type="float">
            <text:p>1,89E-01</text:p>
          </table:table-cell>
          <table:table-cell table:style-name="ce12" office:value-type="float" office:value="0.203663" calcext:value-type="float">
            <text:p>2,04E-01</text:p>
          </table:table-cell>
          <table:table-cell table:style-name="ce12" office:value-type="float" office:value="0.00791477942417432" calcext:value-type="float">
            <text:p>7,91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24773" calcext:value-type="float">
            <text:p>2,25E-01</text:p>
          </table:table-cell>
          <table:table-cell table:style-name="ce12" office:value-type="float" office:value="0.211761666666667" calcext:value-type="float">
            <text:p>2,12E-01</text:p>
          </table:table-cell>
          <table:table-cell table:style-name="ce12" office:value-type="float" office:value="0.182283" calcext:value-type="float">
            <text:p>1,82E-01</text:p>
          </table:table-cell>
          <table:table-cell table:style-name="ce12" office:value-type="float" office:value="0.228229" calcext:value-type="float">
            <text:p>2,28E-01</text:p>
          </table:table-cell>
          <table:table-cell table:style-name="ce12" office:value-type="float" office:value="0.0255876889408429" calcext:value-type="float">
            <text:p>2,56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5283" calcext:value-type="float">
            <text:p>7,53E-02</text:p>
          </table:table-cell>
          <table:table-cell table:style-name="ce12" office:value-type="float" office:value="0.0618583333333333" calcext:value-type="float">
            <text:p>6,19E-02</text:p>
          </table:table-cell>
          <table:table-cell table:style-name="ce12" office:value-type="float" office:value="0.034027" calcext:value-type="float">
            <text:p>3,40E-02</text:p>
          </table:table-cell>
          <table:table-cell table:style-name="ce12" office:value-type="float" office:value="0.076265" calcext:value-type="float">
            <text:p>7,63E-02</text:p>
          </table:table-cell>
          <table:table-cell table:style-name="ce12" office:value-type="float" office:value="0.0241076423014225" calcext:value-type="float">
            <text:p>2,4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76354" calcext:value-type="float">
            <text:p>7,64E-02</text:p>
          </table:table-cell>
          <table:table-cell table:style-name="ce12" office:value-type="float" office:value="0.0636733333333333" calcext:value-type="float">
            <text:p>6,37E-02</text:p>
          </table:table-cell>
          <table:table-cell table:style-name="ce12" office:value-type="float" office:value="0.036571" calcext:value-type="float">
            <text:p>3,66E-02</text:p>
          </table:table-cell>
          <table:table-cell table:style-name="ce12" office:value-type="float" office:value="0.078095" calcext:value-type="float">
            <text:p>7,81E-02</text:p>
          </table:table-cell>
          <table:table-cell table:style-name="ce12" office:value-type="float" office:value="0.023487446100701" calcext:value-type="float">
            <text:p>2,3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20233" calcext:value-type="float">
            <text:p>2,20E-01</text:p>
          </table:table-cell>
          <table:table-cell table:style-name="ce12" office:value-type="float" office:value="0.210703333333333" calcext:value-type="float">
            <text:p>2,11E-01</text:p>
          </table:table-cell>
          <table:table-cell table:style-name="ce12" office:value-type="float" office:value="0.177901" calcext:value-type="float">
            <text:p>1,78E-01</text:p>
          </table:table-cell>
          <table:table-cell table:style-name="ce12" office:value-type="float" office:value="0.233976" calcext:value-type="float">
            <text:p>2,34E-01</text:p>
          </table:table-cell>
          <table:table-cell table:style-name="ce12" office:value-type="float" office:value="0.0292269108243299" calcext:value-type="float">
            <text:p>2,9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69823" calcext:value-type="float">
            <text:p>8,70E-01</text:p>
          </table:table-cell>
          <table:table-cell table:style-name="ce12" office:value-type="float" office:value="0.867165333333333" calcext:value-type="float">
            <text:p>8,67E-01</text:p>
          </table:table-cell>
          <table:table-cell table:style-name="ce12" office:value-type="float" office:value="0.850671" calcext:value-type="float">
            <text:p>8,51E-01</text:p>
          </table:table-cell>
          <table:table-cell table:style-name="ce12" office:value-type="float" office:value="0.881002" calcext:value-type="float">
            <text:p>8,81E-01</text:p>
          </table:table-cell>
          <table:table-cell table:style-name="ce12" office:value-type="float" office:value="0.0153391585275508" calcext:value-type="float">
            <text:p>1,53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21774" calcext:value-type="float">
            <text:p>9,22E-01</text:p>
          </table:table-cell>
          <table:table-cell table:style-name="ce12" office:value-type="float" office:value="0.922146" calcext:value-type="float">
            <text:p>9,22E-01</text:p>
          </table:table-cell>
          <table:table-cell table:style-name="ce12" office:value-type="float" office:value="0.919914" calcext:value-type="float">
            <text:p>9,20E-01</text:p>
          </table:table-cell>
          <table:table-cell table:style-name="ce12" office:value-type="float" office:value="0.92475" calcext:value-type="float">
            <text:p>9,25E-01</text:p>
          </table:table-cell>
          <table:table-cell table:style-name="ce12" office:value-type="float" office:value="0.00243936713104032" calcext:value-type="float">
            <text:p>2,44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6282" calcext:value-type="float">
            <text:p>8,63E-01</text:p>
          </table:table-cell>
          <table:table-cell table:style-name="ce12" office:value-type="float" office:value="0.859945" calcext:value-type="float">
            <text:p>8,60E-01</text:p>
          </table:table-cell>
          <table:table-cell table:style-name="ce12" office:value-type="float" office:value="0.838374" calcext:value-type="float">
            <text:p>8,38E-01</text:p>
          </table:table-cell>
          <table:table-cell table:style-name="ce12" office:value-type="float" office:value="0.878641" calcext:value-type="float">
            <text:p>8,79E-01</text:p>
          </table:table-cell>
          <table:table-cell table:style-name="ce12" office:value-type="float" office:value="0.0202868686839542" calcext:value-type="float">
            <text:p>2,03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163487" calcext:value-type="float">
            <text:p>4,16E+00</text:p>
          </table:table-cell>
          <table:table-cell table:style-name="ce12" office:value-type="float" office:value="4.052784" calcext:value-type="float">
            <text:p>4,05E+00</text:p>
          </table:table-cell>
          <table:table-cell table:style-name="ce12" office:value-type="float" office:value="3.754949" calcext:value-type="float">
            <text:p>3,75E+00</text:p>
          </table:table-cell>
          <table:table-cell table:style-name="ce12" office:value-type="float" office:value="4.239916" calcext:value-type="float">
            <text:p>4,24E+00</text:p>
          </table:table-cell>
          <table:table-cell table:style-name="ce12" office:value-type="float" office:value="0.260748180106784" calcext:value-type="float">
            <text:p>2,6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235414" calcext:value-type="float">
            <text:p>2,3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59326" calcext:value-type="float">
            <text:p>1,5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75024" calcext:value-type="float">
            <text:p>7,5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77686" calcext:value-type="float">
            <text:p>7,77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26851" calcext:value-type="float">
            <text:p>2,27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949951" calcext:value-type="float">
            <text:p>9,5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.228509" calcext:value-type="float">
            <text:p>2,23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224851" calcext:value-type="float">
            <text:p>2,2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3" office:value-type="float" office:value="0.225156" calcext:value-type="float">
            <text:p>2,25E-01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22" table:number-columns-repeated="1017"/>
        </table:table-row>
        <table:table-row table:style-name="ro1">
          <table:table-cell/>
          <table:table-cell table:style-name="ce22"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6" table:default-cell-style-name="ce25"/>
        <table:table-column table:style-name="co4" table:number-columns-repeated="3" table:default-cell-style-name="ce25"/>
        <table:table-column table:style-name="co5" table:default-cell-style-name="ce25"/>
        <table:table-column table:style-name="co6" table:number-columns-repeated="1010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1.05" calcext:value-type="float">
            <text:p>1,05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895" calcext:value-type="float">
            <text:p>989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0633121972382217" calcext:value-type="float">
            <text:p>0,06331219723822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0.0313321204770568" calcext:value-type="float">
            <text:p>0,03133212047705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1.67450009866182" calcext:value-type="float">
            <text:p>1,6745000986618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2.80395058041843" calcext:value-type="float">
            <text:p>2,8039505804184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5-09-01 18:19:5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5.87614940070275" calcext:value-type="float">
            <text:p>5,8761494007027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1859298168032" calcext:value-type="float">
            <text:p>2,01859298168032</text:p>
          </table:table-cell>
          <table:table-cell office:value-type="float" office:value="4.18416403519663" calcext:value-type="float">
            <text:p>4,18416403519663</text:p>
          </table:table-cell>
          <table:table-cell office:value-type="float" office:value="5.21823721459814" calcext:value-type="float">
            <text:p>5,2182372145981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6715512885296" calcext:value-type="float">
            <text:p>6,1671551288529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0473287856788" calcext:value-type="float">
            <text:p>4,3047328785678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5307251558233" calcext:value-type="float">
            <text:p>18,530725155823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230" calcext:value-type="float">
            <text:p>923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1586" calcext:value-type="float">
            <text:p>1158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95" calcext:value-type="float">
            <text:p>98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02122283982" calcext:value-type="float">
            <text:p>4,00202122283982</text:p>
          </table:table-cell>
          <table:table-cell office:value-type="float" office:value="22.0350682162708" calcext:value-type="float">
            <text:p>22,0350682162708</text:p>
          </table:table-cell>
          <table:table-cell office:value-type="float" office:value="72.6034360788277" calcext:value-type="float">
            <text:p>72,603436078827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449125539025528" calcext:value-type="float">
            <text:p>0,044912553902553</text:p>
          </table:table-cell>
          <table:table-cell office:value-type="float" office:value="8.82998034758497" calcext:value-type="float">
            <text:p>8,82998034758497</text:p>
          </table:table-cell>
          <table:table-cell office:value-type="float" office:value="52.6387652226095" calcext:value-type="float">
            <text:p>52,63876522260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01713749804971" calcext:value-type="float">
            <text:p>0,00201713749805</text:p>
          </table:table-cell>
          <table:table-cell office:value-type="float" office:value="77.9685529387368" calcext:value-type="float">
            <text:p>77,9685529387368</text:p>
          </table:table-cell>
          <table:table-cell office:value-type="float" office:value="2770.839604161" calcext:value-type="float">
            <text:p>2770,83960416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210041272370728" calcext:value-type="float">
            <text:p>0,021004127237073</text:p>
          </table:table-cell>
          <table:table-cell office:value-type="float" office:value="2.0212249369536" calcext:value-type="float">
            <text:p>2,0212249369536</text:p>
          </table:table-cell>
          <table:table-cell office:value-type="float" office:value="12.9413394181011" calcext:value-type="float">
            <text:p>12,941339418101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210041272370728" calcext:value-type="float">
            <text:p>0,021004127237073</text:p>
          </table:table-cell>
          <table:table-cell office:value-type="float" office:value="2.0212249369536" calcext:value-type="float">
            <text:p>2,0212249369536</text:p>
          </table:table-cell>
          <table:table-cell office:value-type="float" office:value="7.05645784646758" calcext:value-type="float">
            <text:p>7,0564578464675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02122283982" calcext:value-type="float">
            <text:p>4,00202122283982</text:p>
          </table:table-cell>
          <table:table-cell office:value-type="float" office:value="22.0350682162708" calcext:value-type="float">
            <text:p>22,0350682162708</text:p>
          </table:table-cell>
          <table:table-cell office:value-type="float" office:value="72.6034360788277" calcext:value-type="float">
            <text:p>72,603436078827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43" calcext:value-type="float">
            <text:p>34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449125539025528" calcext:value-type="float">
            <text:p>0,044912553902553</text:p>
          </table:table-cell>
          <table:table-cell office:value-type="float" office:value="8.82998034758497" calcext:value-type="float">
            <text:p>8,82998034758497</text:p>
          </table:table-cell>
          <table:table-cell office:value-type="float" office:value="52.6387652226095" calcext:value-type="float">
            <text:p>52,63876522260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01713749804971" calcext:value-type="float">
            <text:p>0,00201713749805</text:p>
          </table:table-cell>
          <table:table-cell office:value-type="float" office:value="77.9685529387368" calcext:value-type="float">
            <text:p>77,9685529387368</text:p>
          </table:table-cell>
          <table:table-cell office:value-type="float" office:value="2770.839604161" calcext:value-type="float">
            <text:p>2770,8396041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15.112627" calcext:value-type="float">
            <text:p>1,51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.175293" calcext:value-type="float">
            <text:p>4,18E+00</text:p>
          </table:table-cell>
          <table:table-cell table:style-name="ce12" office:value-type="float" office:value="4.38808633333333" calcext:value-type="float">
            <text:p>4,39E+00</text:p>
          </table:table-cell>
          <table:table-cell table:style-name="ce12" office:value-type="float" office:value="4.159777" calcext:value-type="float">
            <text:p>4,16E+00</text:p>
          </table:table-cell>
          <table:table-cell table:style-name="ce12" office:value-type="float" office:value="4.829189" calcext:value-type="float">
            <text:p>4,83E+00</text:p>
          </table:table-cell>
          <table:table-cell table:style-name="ce12" office:value-type="float" office:value="0.382084883853488" calcext:value-type="float">
            <text:p>3,82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1.811531" calcext:value-type="float">
            <text:p>1,81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893021" calcext:value-type="float">
            <text:p>8,93E-01</text:p>
          </table:table-cell>
          <table:table-cell table:style-name="ce12" office:value-type="float" office:value="0.887404333333333" calcext:value-type="float">
            <text:p>8,87E-01</text:p>
          </table:table-cell>
          <table:table-cell table:style-name="ce12" office:value-type="float" office:value="0.865751" calcext:value-type="float">
            <text:p>8,66E-01</text:p>
          </table:table-cell>
          <table:table-cell table:style-name="ce12" office:value-type="float" office:value="0.903441" calcext:value-type="float">
            <text:p>9,03E-01</text:p>
          </table:table-cell>
          <table:table-cell table:style-name="ce12" office:value-type="float" office:value="0.019462636854582" calcext:value-type="float">
            <text:p>1,9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28998" calcext:value-type="float">
            <text:p>8,29E-01</text:p>
          </table:table-cell>
          <table:table-cell table:style-name="ce12" office:value-type="float" office:value="0.831657333333333" calcext:value-type="float">
            <text:p>8,32E-01</text:p>
          </table:table-cell>
          <table:table-cell table:style-name="ce12" office:value-type="float" office:value="0.820102" calcext:value-type="float">
            <text:p>8,20E-01</text:p>
          </table:table-cell>
          <table:table-cell table:style-name="ce12" office:value-type="float" office:value="0.845872" calcext:value-type="float">
            <text:p>8,46E-01</text:p>
          </table:table-cell>
          <table:table-cell table:style-name="ce12" office:value-type="float" office:value="0.0130892041520229" calcext:value-type="float">
            <text:p>1,3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24258" calcext:value-type="float">
            <text:p>8,24E-01</text:p>
          </table:table-cell>
          <table:table-cell table:style-name="ce12" office:value-type="float" office:value="0.826418" calcext:value-type="float">
            <text:p>8,26E-01</text:p>
          </table:table-cell>
          <table:table-cell table:style-name="ce12" office:value-type="float" office:value="0.815059" calcext:value-type="float">
            <text:p>8,15E-01</text:p>
          </table:table-cell>
          <table:table-cell table:style-name="ce12" office:value-type="float" office:value="0.839937" calcext:value-type="float">
            <text:p>8,40E-01</text:p>
          </table:table-cell>
          <table:table-cell table:style-name="ce12" office:value-type="float" office:value="0.0125788680333327" calcext:value-type="float">
            <text:p>1,26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216225" calcext:value-type="float">
            <text:p>8,22E-01</text:p>
          </table:table-cell>
          <table:table-cell table:style-name="ce12" office:value-type="float" office:value="0.8328466" calcext:value-type="float">
            <text:p>8,33E-01</text:p>
          </table:table-cell>
          <table:table-cell table:style-name="ce12" office:value-type="float" office:value="0.79946" calcext:value-type="float">
            <text:p>7,99E-01</text:p>
          </table:table-cell>
          <table:table-cell table:style-name="ce12" office:value-type="float" office:value="0.892765" calcext:value-type="float">
            <text:p>8,93E-01</text:p>
          </table:table-cell>
          <table:table-cell table:style-name="ce12" office:value-type="float" office:value="0.0333421983851628" calcext:value-type="float">
            <text:p>3,33E-02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0.799473" calcext:value-type="float">
            <text:p>7,9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Tupleprocessor.process</text:p>
          </table:table-cell>
          <table:table-cell table:number-columns-repeated="4" table:style-name="ce13" office:value-type="float" office:value="0.374857" calcext:value-type="float">
            <text:p>3,75E-01</text:p>
          </table:table-cell>
          <table:table-cell table:style-name="ce13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0.374557" calcext:value-type="float">
            <text:p>3,7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0.327476" calcext:value-type="float">
            <text:p>3,27E-01</text:p>
          </table:table-cell>
          <table:table-cell table:style-name="ce12" office:value-type="float" office:value="0.436024666666667" calcext:value-type="float">
            <text:p>4,36E-01</text:p>
          </table:table-cell>
          <table:table-cell table:style-name="ce12" office:value-type="float" office:value="0.22711" calcext:value-type="float">
            <text:p>2,27E-01</text:p>
          </table:table-cell>
          <table:table-cell table:style-name="ce12" office:value-type="float" office:value="0.753488" calcext:value-type="float">
            <text:p>7,53E-01</text:p>
          </table:table-cell>
          <table:table-cell table:style-name="ce12" office:value-type="float" office:value="0.279473718795405" calcext:value-type="float">
            <text:p>2,79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0.288769" calcext:value-type="float">
            <text:p>2,8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45497" calcext:value-type="float">
            <text:p>2,45E-01</text:p>
          </table:table-cell>
          <table:table-cell table:style-name="ce12" office:value-type="float" office:value="0.2428252" calcext:value-type="float">
            <text:p>2,43E-01</text:p>
          </table:table-cell>
          <table:table-cell table:style-name="ce12" office:value-type="float" office:value="0.192811" calcext:value-type="float">
            <text:p>1,93E-01</text:p>
          </table:table-cell>
          <table:table-cell table:style-name="ce12" office:value-type="float" office:value="0.258001" calcext:value-type="float">
            <text:p>2,58E-01</text:p>
          </table:table-cell>
          <table:table-cell table:style-name="ce12" office:value-type="float" office:value="0.0188624358495338" calcext:value-type="float">
            <text:p>1,89E-02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41829" calcext:value-type="float">
            <text:p>2,42E-01</text:p>
          </table:table-cell>
          <table:table-cell table:style-name="ce12" office:value-type="float" office:value="0.241001" calcext:value-type="float">
            <text:p>2,41E-01</text:p>
          </table:table-cell>
          <table:table-cell table:style-name="ce12" office:value-type="float" office:value="0.199231" calcext:value-type="float">
            <text:p>1,99E-01</text:p>
          </table:table-cell>
          <table:table-cell table:style-name="ce12" office:value-type="float" office:value="0.261462" calcext:value-type="float">
            <text:p>2,61E-01</text:p>
          </table:table-cell>
          <table:table-cell table:style-name="ce12" office:value-type="float" office:value="0.0157669984778334" calcext:value-type="float">
            <text:p>1,58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41202" calcext:value-type="float">
            <text:p>2,41E-01</text:p>
          </table:table-cell>
          <table:table-cell table:style-name="ce12" office:value-type="float" office:value="0.224358" calcext:value-type="float">
            <text:p>2,24E-01</text:p>
          </table:table-cell>
          <table:table-cell table:style-name="ce12" office:value-type="float" office:value="0.145646" calcext:value-type="float">
            <text:p>1,46E-01</text:p>
          </table:table-cell>
          <table:table-cell table:style-name="ce12" office:value-type="float" office:value="0.286226" calcext:value-type="float">
            <text:p>2,86E-01</text:p>
          </table:table-cell>
          <table:table-cell table:style-name="ce12" office:value-type="float" office:value="0.0717877033481362" calcext:value-type="float">
            <text:p>7,18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232038" calcext:value-type="float">
            <text:p>2,32E-01</text:p>
          </table:table-cell>
          <table:table-cell table:style-name="ce12" office:value-type="float" office:value="0.232532333333333" calcext:value-type="float">
            <text:p>2,33E-01</text:p>
          </table:table-cell>
          <table:table-cell table:style-name="ce12" office:value-type="float" office:value="0.230426" calcext:value-type="float">
            <text:p>2,30E-01</text:p>
          </table:table-cell>
          <table:table-cell table:style-name="ce12" office:value-type="float" office:value="0.235133" calcext:value-type="float">
            <text:p>2,35E-01</text:p>
          </table:table-cell>
          <table:table-cell table:style-name="ce12" office:value-type="float" office:value="0.00239211963190249" calcext:value-type="float">
            <text:p>2,39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26291" calcext:value-type="float">
            <text:p>2,26E-01</text:p>
          </table:table-cell>
          <table:table-cell table:style-name="ce12" office:value-type="float" office:value="0.233262583333333" calcext:value-type="float">
            <text:p>2,33E-01</text:p>
          </table:table-cell>
          <table:table-cell table:style-name="ce12" office:value-type="float" office:value="0.153228" calcext:value-type="float">
            <text:p>1,53E-01</text:p>
          </table:table-cell>
          <table:table-cell table:style-name="ce12" office:value-type="float" office:value="0.397942" calcext:value-type="float">
            <text:p>3,98E-01</text:p>
          </table:table-cell>
          <table:table-cell table:style-name="ce12" office:value-type="float" office:value="0.077618408695663" calcext:value-type="float">
            <text:p>7,76E-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222232" calcext:value-type="float">
            <text:p>2,22E-01</text:p>
          </table:table-cell>
          <table:table-cell table:style-name="ce12" office:value-type="float" office:value="0.210197333333333" calcext:value-type="float">
            <text:p>2,10E-01</text:p>
          </table:table-cell>
          <table:table-cell table:style-name="ce12" office:value-type="float" office:value="0.174028" calcext:value-type="float">
            <text:p>1,74E-01</text:p>
          </table:table-cell>
          <table:table-cell table:style-name="ce12" office:value-type="float" office:value="0.234332" calcext:value-type="float">
            <text:p>2,34E-01</text:p>
          </table:table-cell>
          <table:table-cell table:style-name="ce12" office:value-type="float" office:value="0.0319024764764953" calcext:value-type="float">
            <text:p>3,19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106515" calcext:value-type="float">
            <text:p>2,11E-01</text:p>
          </table:table-cell>
          <table:table-cell table:style-name="ce12" office:value-type="float" office:value="0.2090285" calcext:value-type="float">
            <text:p>2,09E-01</text:p>
          </table:table-cell>
          <table:table-cell table:style-name="ce12" office:value-type="float" office:value="0.192232" calcext:value-type="float">
            <text:p>1,92E-01</text:p>
          </table:table-cell>
          <table:table-cell table:style-name="ce12" office:value-type="float" office:value="0.216374" calcext:value-type="float">
            <text:p>2,16E-01</text:p>
          </table:table-cell>
          <table:table-cell table:style-name="ce12" office:value-type="float" office:value="0.00678632822093231" calcext:value-type="float">
            <text:p>6,79E-03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0.210019" calcext:value-type="float">
            <text:p>2,10E-01</text:p>
          </table:table-cell>
          <table:table-cell table:style-name="ce12" office:value-type="float" office:value="0.259725333333333" calcext:value-type="float">
            <text:p>2,60E-01</text:p>
          </table:table-cell>
          <table:table-cell table:style-name="ce12" office:value-type="float" office:value="0.171183" calcext:value-type="float">
            <text:p>1,71E-01</text:p>
          </table:table-cell>
          <table:table-cell table:style-name="ce12" office:value-type="float" office:value="0.397974" calcext:value-type="float">
            <text:p>3,98E-01</text:p>
          </table:table-cell>
          <table:table-cell table:style-name="ce12" office:value-type="float" office:value="0.121291298535111" calcext:value-type="float">
            <text:p>1,2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76036" calcext:value-type="float">
            <text:p>1,76E-01</text:p>
          </table:table-cell>
          <table:table-cell table:style-name="ce12" office:value-type="float" office:value="0.164322333333333" calcext:value-type="float">
            <text:p>1,64E-01</text:p>
          </table:table-cell>
          <table:table-cell table:style-name="ce12" office:value-type="float" office:value="0.136074" calcext:value-type="float">
            <text:p>1,36E-01</text:p>
          </table:table-cell>
          <table:table-cell table:style-name="ce12" office:value-type="float" office:value="0.180857" calcext:value-type="float">
            <text:p>1,81E-01</text:p>
          </table:table-cell>
          <table:table-cell table:style-name="ce12" office:value-type="float" office:value="0.0245822448595187" calcext:value-type="float">
            <text:p>2,46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64444" calcext:value-type="float">
            <text:p>1,64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153266" calcext:value-type="float">
            <text:p>1,53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37612" calcext:value-type="float">
            <text:p>1,38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76307" calcext:value-type="float">
            <text:p>7,63E-02</text:p>
          </table:table-cell>
          <table:table-cell table:style-name="ce12" office:value-type="float" office:value="0.076445" calcext:value-type="float">
            <text:p>7,64E-02</text:p>
          </table:table-cell>
          <table:table-cell table:style-name="ce12" office:value-type="float" office:value="0.073292" calcext:value-type="float">
            <text:p>7,33E-02</text:p>
          </table:table-cell>
          <table:table-cell table:style-name="ce12" office:value-type="float" office:value="0.079736" calcext:value-type="float">
            <text:p>7,97E-02</text:p>
          </table:table-cell>
          <table:table-cell table:style-name="ce12" office:value-type="float" office:value="0.00322421571858956" calcext:value-type="float">
            <text:p>3,22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45383" calcext:value-type="float">
            <text:p>4,54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4327" calcext:value-type="float">
            <text:p>4,33E-02</text:p>
          </table:table-cell>
          <table:table-cell table:style-name="ce12" office:value-type="float" office:value="0.0557273333333333" calcext:value-type="float">
            <text:p>5,57E-02</text:p>
          </table:table-cell>
          <table:table-cell table:style-name="ce12" office:value-type="float" office:value="0.03823" calcext:value-type="float">
            <text:p>3,82E-02</text:p>
          </table:table-cell>
          <table:table-cell table:style-name="ce12" office:value-type="float" office:value="0.085682" calcext:value-type="float">
            <text:p>8,57E-02</text:p>
          </table:table-cell>
          <table:table-cell table:style-name="ce12" office:value-type="float" office:value="0.026063613359113" calcext:value-type="float">
            <text:p>2,6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39978" calcext:value-type="float">
            <text:p>4,00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3" calcext:value-type="float">
            <text:p>6,30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67494855771055" calcext:value-type="float">
            <text:p>6,75E-07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6" table:default-cell-style-name="ce25"/>
        <table:table-column table:style-name="co4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5" table:default-cell-style-name="ce25"/>
        <table:table-column table:style-name="co6" table:number-columns-repeated="100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2526" calcext:value-type="float">
            <text:p>2526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2526" calcext:value-type="float">
            <text:p>2526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3458" calcext:value-type="float">
            <text:p>345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7474" calcext:value-type="float">
            <text:p>9747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265097655200701" calcext:value-type="float">
            <text:p>0,26509765520070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193.90444533358" calcext:value-type="float">
            <text:p>193,9044453335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8894331" calcext:value-type="float">
            <text:p>188943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60518.3563028705" calcext:value-type="float">
            <text:p>60518,356302870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3662471449.60118" calcext:value-type="float">
            <text:p>3662471449,601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6-04-07 12:22:0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10.5674508957571" calcext:value-type="float">
            <text:p>10,567450895757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2437623189572" calcext:value-type="float">
            <text:p>2,02437623189572</text:p>
          </table:table-cell>
          <table:table-cell office:value-type="float" office:value="4.47944605288915" calcext:value-type="float">
            <text:p>4,47944605288915</text:p>
          </table:table-cell>
          <table:table-cell office:value-type="float" office:value="5.22016039737395" calcext:value-type="float">
            <text:p>5,2201603973739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6260914227016" calcext:value-type="float">
            <text:p>8,4626091422701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406701611196" calcext:value-type="float">
            <text:p>4,5640670161119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8307077275611" calcext:value-type="float">
            <text:p>20,830707727561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68383" calcext:value-type="float">
            <text:p>6838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1236" calcext:value-type="float">
            <text:p>4123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7474" calcext:value-type="float">
            <text:p>97474</text:p>
          </table:table-cell>
          <table:table-cell office:value-type="float" office:value="97350" calcext:value-type="float">
            <text:p>9735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156964934239" calcext:value-type="float">
            <text:p>4,00156964934239</text:p>
          </table:table-cell>
          <table:table-cell office:value-type="float" office:value="23.4743213574902" calcext:value-type="float">
            <text:p>23,4743213574902</text:p>
          </table:table-cell>
          <table:table-cell office:value-type="float" office:value="66.5965485362096" calcext:value-type="float">
            <text:p>66,596548536209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395876943422488" calcext:value-type="float">
            <text:p>0,039587694342249</text:p>
          </table:table-cell>
          <table:table-cell office:value-type="float" office:value="5.96747604284361" calcext:value-type="float">
            <text:p>5,96747604284361</text:p>
          </table:table-cell>
          <table:table-cell office:value-type="float" office:value="39.5140226636083" calcext:value-type="float">
            <text:p>39,514022663608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156718554333532" calcext:value-type="float">
            <text:p>0,001567185543335</text:p>
          </table:table-cell>
          <table:table-cell office:value-type="float" office:value="35.6107703219124" calcext:value-type="float">
            <text:p>35,6107703219124</text:p>
          </table:table-cell>
          <table:table-cell office:value-type="float" office:value="1561.35798706015" calcext:value-type="float">
            <text:p>1561,3579870601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308531851921082" calcext:value-type="float">
            <text:p>0,030853185192108</text:p>
          </table:table-cell>
          <table:table-cell office:value-type="float" office:value="4.04104051996973" calcext:value-type="float">
            <text:p>4,04104051996973</text:p>
          </table:table-cell>
          <table:table-cell office:value-type="float" office:value="15.025437239489" calcext:value-type="float">
            <text:p>15,02543723948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308531851921082" calcext:value-type="float">
            <text:p>0,030853185192108</text:p>
          </table:table-cell>
          <table:table-cell office:value-type="float" office:value="4.04104051996973" calcext:value-type="float">
            <text:p>4,04104051996973</text:p>
          </table:table-cell>
          <table:table-cell office:value-type="float" office:value="8.73377572704047" calcext:value-type="float">
            <text:p>8,733775727040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156964934239" calcext:value-type="float">
            <text:p>4,00156964934239</text:p>
          </table:table-cell>
          <table:table-cell office:value-type="float" office:value="23.4743213574902" calcext:value-type="float">
            <text:p>23,4743213574902</text:p>
          </table:table-cell>
          <table:table-cell office:value-type="float" office:value="66.5965485362096" calcext:value-type="float">
            <text:p>66,596548536209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395876943422488" calcext:value-type="float">
            <text:p>0,039587694342249</text:p>
          </table:table-cell>
          <table:table-cell office:value-type="float" office:value="5.96747604284361" calcext:value-type="float">
            <text:p>5,96747604284361</text:p>
          </table:table-cell>
          <table:table-cell office:value-type="float" office:value="39.5140226636083" calcext:value-type="float">
            <text:p>39,514022663608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156718554333532" calcext:value-type="float">
            <text:p>0,001567185543335</text:p>
          </table:table-cell>
          <table:table-cell office:value-type="float" office:value="35.6107703219124" calcext:value-type="float">
            <text:p>35,6107703219124</text:p>
          </table:table-cell>
          <table:table-cell office:value-type="float" office:value="1561.35798706015" calcext:value-type="float">
            <text:p>1561,3579870601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9.026074" calcext:value-type="float">
            <text:p>2,90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6.943503" calcext:value-type="float">
            <text:p>6,94E+00</text:p>
          </table:table-cell>
          <table:table-cell table:style-name="ce12" office:value-type="float" office:value="8.52781733333333" calcext:value-type="float">
            <text:p>8,53E+00</text:p>
          </table:table-cell>
          <table:table-cell table:style-name="ce12" office:value-type="float" office:value="4.490448" calcext:value-type="float">
            <text:p>4,49E+00</text:p>
          </table:table-cell>
          <table:table-cell table:style-name="ce12" office:value-type="float" office:value="14.149501" calcext:value-type="float">
            <text:p>1,41E+01</text:p>
          </table:table-cell>
          <table:table-cell table:style-name="ce12" office:value-type="float" office:value="5.02064389738073" calcext:value-type="float">
            <text:p>5,02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3.324457" calcext:value-type="float">
            <text:p>3,32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2.169127" calcext:value-type="float">
            <text:p>2,17E+00</text:p>
          </table:table-cell>
          <table:table-cell table:style-name="ce12" office:value-type="float" office:value="2.80714066666667" calcext:value-type="float">
            <text:p>2,81E+00</text:p>
          </table:table-cell>
          <table:table-cell table:style-name="ce12" office:value-type="float" office:value="0.527336" calcext:value-type="float">
            <text:p>5,27E-01</text:p>
          </table:table-cell>
          <table:table-cell table:style-name="ce12" office:value-type="float" office:value="5.724959" calcext:value-type="float">
            <text:p>5,72E+00</text:p>
          </table:table-cell>
          <table:table-cell table:style-name="ce12" office:value-type="float" office:value="2.65689994009416" calcext:value-type="float">
            <text:p>2,66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.80107" calcext:value-type="float">
            <text:p>1,8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1.70897" calcext:value-type="float">
            <text:p>1,71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1.708674" calcext:value-type="float">
            <text:p>1,71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.200419" calcext:value-type="float">
            <text:p>1,2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0.979918" calcext:value-type="float">
            <text:p>9,80E-01</text:p>
          </table:table-cell>
          <table:table-cell table:style-name="ce12" office:value-type="float" office:value="0.970886666666667" calcext:value-type="float">
            <text:p>9,71E-01</text:p>
          </table:table-cell>
          <table:table-cell table:style-name="ce12" office:value-type="float" office:value="0.947726" calcext:value-type="float">
            <text:p>9,48E-01</text:p>
          </table:table-cell>
          <table:table-cell table:style-name="ce12" office:value-type="float" office:value="0.985016" calcext:value-type="float">
            <text:p>9,85E-01</text:p>
          </table:table-cell>
          <table:table-cell table:style-name="ce12" office:value-type="float" office:value="0.0202190445207812" calcext:value-type="float">
            <text:p>2,0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calculate characters entropy</text:p>
          </table:table-cell>
          <table:table-cell table:style-name="ce13" office:value-type="float" office:value="0.917279" calcext:value-type="float">
            <text:p>9,17E-01</text:p>
          </table:table-cell>
          <table:table-cell table:style-name="ce13" office:value-type="float" office:value="1.185307" calcext:value-type="float">
            <text:p>1,19E+00</text:p>
          </table:table-cell>
          <table:table-cell table:style-name="ce13" office:value-type="float" office:value="0.269691" calcext:value-type="float">
            <text:p>2,70E-01</text:p>
          </table:table-cell>
          <table:table-cell table:style-name="ce13" office:value-type="float" office:value="2.368951" calcext:value-type="float">
            <text:p>2,37E+00</text:p>
          </table:table-cell>
          <table:table-cell table:style-name="ce13" office:value-type="float" office:value="1.07498948529183" calcext:value-type="float">
            <text:p>1,07E+00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0.872632" calcext:value-type="float">
            <text:p>8,73E-01</text:p>
          </table:table-cell>
          <table:table-cell table:style-name="ce12" office:value-type="float" office:value="0.9791968" calcext:value-type="float">
            <text:p>9,79E-01</text:p>
          </table:table-cell>
          <table:table-cell table:style-name="ce12" office:value-type="float" office:value="0.817207" calcext:value-type="float">
            <text:p>8,17E-01</text:p>
          </table:table-cell>
          <table:table-cell table:style-name="ce12" office:value-type="float" office:value="1.801058" calcext:value-type="float">
            <text:p>1,80E+00</text:p>
          </table:table-cell>
          <table:table-cell table:style-name="ce12" office:value-type="float" office:value="0.294142270607949" calcext:value-type="float">
            <text:p>2,94E-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0.866019" calcext:value-type="float">
            <text:p>8,66E-01</text:p>
          </table:table-cell>
          <table:table-cell table:style-name="ce12" office:value-type="float" office:value="0.869421" calcext:value-type="float">
            <text:p>8,69E-01</text:p>
          </table:table-cell>
          <table:table-cell table:style-name="ce12" office:value-type="float" office:value="0.849086" calcext:value-type="float">
            <text:p>8,49E-01</text:p>
          </table:table-cell>
          <table:table-cell table:style-name="ce12" office:value-type="float" office:value="0.893158" calcext:value-type="float">
            <text:p>8,93E-01</text:p>
          </table:table-cell>
          <table:table-cell table:style-name="ce12" office:value-type="float" office:value="0.0222320826509799" calcext:value-type="float">
            <text:p>2,22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0.861499" calcext:value-type="float">
            <text:p>8,61E-01</text:p>
          </table:table-cell>
          <table:table-cell table:style-name="ce12" office:value-type="float" office:value="0.855210666666667" calcext:value-type="float">
            <text:p>8,55E-01</text:p>
          </table:table-cell>
          <table:table-cell table:style-name="ce12" office:value-type="float" office:value="0.828617" calcext:value-type="float">
            <text:p>8,29E-01</text:p>
          </table:table-cell>
          <table:table-cell table:style-name="ce12" office:value-type="float" office:value="0.875516" calcext:value-type="float">
            <text:p>8,76E-01</text:p>
          </table:table-cell>
          <table:table-cell table:style-name="ce12" office:value-type="float" office:value="0.0240735623108283" calcext:value-type="float">
            <text:p>2,41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0.2551185" calcext:value-type="float">
            <text:p>2,55E-01</text:p>
          </table:table-cell>
          <table:table-cell table:style-name="ce12" office:value-type="float" office:value="0.2541894" calcext:value-type="float">
            <text:p>2,54E-01</text:p>
          </table:table-cell>
          <table:table-cell table:style-name="ce12" office:value-type="float" office:value="0.218232" calcext:value-type="float">
            <text:p>2,18E-01</text:p>
          </table:table-cell>
          <table:table-cell table:style-name="ce12" office:value-type="float" office:value="0.280757" calcext:value-type="float">
            <text:p>2,81E-01</text:p>
          </table:table-cell>
          <table:table-cell table:style-name="ce12" office:value-type="float" office:value="0.015239912519434" calcext:value-type="float">
            <text:p>1,52E-02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0.2473355" calcext:value-type="float">
            <text:p>2,47E-01</text:p>
          </table:table-cell>
          <table:table-cell table:style-name="ce12" office:value-type="float" office:value="0.61920375" calcext:value-type="float">
            <text:p>6,19E-01</text:p>
          </table:table-cell>
          <table:table-cell table:style-name="ce12" office:value-type="float" office:value="0.180657" calcext:value-type="float">
            <text:p>1,81E-01</text:p>
          </table:table-cell>
          <table:table-cell table:style-name="ce12" office:value-type="float" office:value="2.36892" calcext:value-type="float">
            <text:p>2,37E+00</text:p>
          </table:table-cell>
          <table:table-cell table:style-name="ce12" office:value-type="float" office:value="0.716554122907065" calcext:value-type="float">
            <text:p>7,17E-01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0.232048" calcext:value-type="float">
            <text:p>2,32E-01</text:p>
          </table:table-cell>
          <table:table-cell table:style-name="ce12" office:value-type="float" office:value="0.628136333333333" calcext:value-type="float">
            <text:p>6,28E-01</text:p>
          </table:table-cell>
          <table:table-cell table:style-name="ce12" office:value-type="float" office:value="0.230126" calcext:value-type="float">
            <text:p>2,30E-01</text:p>
          </table:table-cell>
          <table:table-cell table:style-name="ce12" office:value-type="float" office:value="1.422235" calcext:value-type="float">
            <text:p>1,42E+00</text:p>
          </table:table-cell>
          <table:table-cell table:style-name="ce12" office:value-type="float" office:value="0.687710289891269" calcext:value-type="float">
            <text:p>6,8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227567" calcext:value-type="float">
            <text:p>2,28E-01</text:p>
          </table:table-cell>
          <table:table-cell table:style-name="ce12" office:value-type="float" office:value="0.2282351" calcext:value-type="float">
            <text:p>2,28E-01</text:p>
          </table:table-cell>
          <table:table-cell table:style-name="ce12" office:value-type="float" office:value="0.22048" calcext:value-type="float">
            <text:p>2,20E-01</text:p>
          </table:table-cell>
          <table:table-cell table:style-name="ce12" office:value-type="float" office:value="0.238613" calcext:value-type="float">
            <text:p>2,39E-01</text:p>
          </table:table-cell>
          <table:table-cell table:style-name="ce12" office:value-type="float" office:value="0.0060123252748925" calcext:value-type="float">
            <text:p>6,01E-03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225052" calcext:value-type="float">
            <text:p>2,25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224602" calcext:value-type="float">
            <text:p>2,25E-01</text:p>
          </table:table-cell>
          <table:table-cell table:style-name="ce12" office:value-type="float" office:value="0.250831090909091" calcext:value-type="float">
            <text:p>2,51E-01</text:p>
          </table:table-cell>
          <table:table-cell table:style-name="ce12" office:value-type="float" office:value="0.185116" calcext:value-type="float">
            <text:p>1,85E-01</text:p>
          </table:table-cell>
          <table:table-cell table:style-name="ce12" office:value-type="float" office:value="0.520513" calcext:value-type="float">
            <text:p>5,21E-01</text:p>
          </table:table-cell>
          <table:table-cell table:style-name="ce12" office:value-type="float" office:value="0.0908945010134877" calcext:value-type="float">
            <text:p>9,09E-02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192151" calcext:value-type="float">
            <text:p>1,92E-01</text:p>
          </table:table-cell>
          <table:table-cell table:style-name="ce12" office:value-type="float" office:value="0.231224666666667" calcext:value-type="float">
            <text:p>2,31E-01</text:p>
          </table:table-cell>
          <table:table-cell table:style-name="ce12" office:value-type="float" office:value="0.180692" calcext:value-type="float">
            <text:p>1,81E-01</text:p>
          </table:table-cell>
          <table:table-cell table:style-name="ce12" office:value-type="float" office:value="0.320831" calcext:value-type="float">
            <text:p>3,21E-01</text:p>
          </table:table-cell>
          <table:table-cell table:style-name="ce12" office:value-type="float" office:value="0.077812585102497" calcext:value-type="float">
            <text:p>7,78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189553" calcext:value-type="float">
            <text:p>1,90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183994" calcext:value-type="float">
            <text:p>1,84E-01</text:p>
          </table:table-cell>
          <table:table-cell table:style-name="ce12" office:value-type="float" office:value="0.352653333333333" calcext:value-type="float">
            <text:p>3,53E-01</text:p>
          </table:table-cell>
          <table:table-cell table:style-name="ce12" office:value-type="float" office:value="0.183129" calcext:value-type="float">
            <text:p>1,83E-01</text:p>
          </table:table-cell>
          <table:table-cell table:style-name="ce12" office:value-type="float" office:value="0.690837" calcext:value-type="float">
            <text:p>6,91E-01</text:p>
          </table:table-cell>
          <table:table-cell table:style-name="ce12" office:value-type="float" office:value="0.29287596582228" calcext:value-type="float">
            <text:p>2,93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0.168747" calcext:value-type="float">
            <text:p>1,69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0.155774" calcext:value-type="float">
            <text:p>1,56E-01</text:p>
          </table:table-cell>
          <table:table-cell table:style-name="ce12" office:value-type="float" office:value="0.268049333333333" calcext:value-type="float">
            <text:p>2,68E-01</text:p>
          </table:table-cell>
          <table:table-cell table:style-name="ce12" office:value-type="float" office:value="0.153874" calcext:value-type="float">
            <text:p>1,54E-01</text:p>
          </table:table-cell>
          <table:table-cell table:style-name="ce12" office:value-type="float" office:value="0.4945" calcext:value-type="float">
            <text:p>4,95E-01</text:p>
          </table:table-cell>
          <table:table-cell table:style-name="ce12" office:value-type="float" office:value="0.196114331004476" calcext:value-type="float">
            <text:p>1,96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070725" calcext:value-type="float">
            <text:p>7,07E-02</text:p>
          </table:table-cell>
          <table:table-cell table:style-name="ce12" office:value-type="float" office:value="0.070127" calcext:value-type="float">
            <text:p>7,01E-02</text:p>
          </table:table-cell>
          <table:table-cell table:style-name="ce12" office:value-type="float" office:value="0.066276" calcext:value-type="float">
            <text:p>6,63E-02</text:p>
          </table:table-cell>
          <table:table-cell table:style-name="ce12" office:value-type="float" office:value="0.07338" calcext:value-type="float">
            <text:p>7,34E-02</text:p>
          </table:table-cell>
          <table:table-cell table:style-name="ce12" office:value-type="float" office:value="0.00358955526493185" calcext:value-type="float">
            <text:p>3,59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069531" calcext:value-type="float">
            <text:p>6,95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05967" calcext:value-type="float">
            <text:p>5,97E-02</text:p>
          </table:table-cell>
          <table:table-cell table:style-name="ce12" office:value-type="float" office:value="0.060616" calcext:value-type="float">
            <text:p>6,06E-02</text:p>
          </table:table-cell>
          <table:table-cell table:style-name="ce12" office:value-type="float" office:value="0.05386" calcext:value-type="float">
            <text:p>5,39E-02</text:p>
          </table:table-cell>
          <table:table-cell table:style-name="ce12" office:value-type="float" office:value="0.068318" calcext:value-type="float">
            <text:p>6,83E-02</text:p>
          </table:table-cell>
          <table:table-cell table:style-name="ce12" office:value-type="float" office:value="0.00727527511507297" calcext:value-type="float">
            <text:p>7,28E-03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050406" calcext:value-type="float">
            <text:p>5,04E-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55" calcext:value-type="float">
            <text:p>5,50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7" calcext:value-type="float">
            <text:p>7,00E-06</text:p>
          </table:table-cell>
          <table:table-cell table:style-name="ce12" office:value-type="float" office:value="0.00000070710678118655" calcext:value-type="float">
            <text:p>7,07E-07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3" table:number-columns-repeated="8" table:default-cell-style-name="ce25"/>
        <table:table-column table:style-name="co4" table:default-cell-style-name="ce25"/>
        <table:table-column table:style-name="co8" table:default-cell-style-name="ce25"/>
        <table:table-column table:style-name="co3" table:default-cell-style-name="ce25"/>
        <table:table-column table:style-name="co4" table:default-cell-style-name="ce25"/>
        <table:table-column table:style-name="co7" table:default-cell-style-name="ce25"/>
        <table:table-column table:style-name="co10" table:default-cell-style-name="ce25"/>
        <table:table-column table:style-name="co9" table:default-cell-style-name="ce25"/>
        <table:table-column table:style-name="co8" table:default-cell-style-name="ce25"/>
        <table:table-column table:style-name="co9" table:default-cell-style-name="ce25"/>
        <table:table-column table:style-name="co5" table:default-cell-style-name="ce25"/>
        <table:table-column table:style-name="co6" table:number-columns-repeated="1002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64013" calcext:value-type="float">
            <text:p>6401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6.4013" calcext:value-type="float">
            <text:p>6,4013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17573" calcext:value-type="float">
            <text:p>1757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935987" calcext:value-type="float">
            <text:p>93598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159536871250684" calcext:value-type="float">
            <text:p>0,15953687125068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52.9605955644636" calcext:value-type="float">
            <text:p>52,96059556446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8894331" calcext:value-type="float">
            <text:p>188943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24084.8307737915" calcext:value-type="float">
            <text:p>24084,830773791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580079073.402172" calcext:value-type="float">
            <text:p>580079073,40217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7-03-28 11:47:3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13.1486684327877" calcext:value-type="float">
            <text:p>13,14866843278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4755097828145" calcext:value-type="float">
            <text:p>2,04755097828145</text:p>
          </table:table-cell>
          <table:table-cell office:value-type="float" office:value="4.32441635902408" calcext:value-type="float">
            <text:p>4,32441635902408</text:p>
          </table:table-cell>
          <table:table-cell office:value-type="float" office:value="5.0015501759952" calcext:value-type="float">
            <text:p>5,001550175995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6721299380356" calcext:value-type="float">
            <text:p>10,672129938035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4079575120322" calcext:value-type="float">
            <text:p>3,7407957512032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935528522201" calcext:value-type="float">
            <text:p>13,993552852220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657388" calcext:value-type="float">
            <text:p>65738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13896" calcext:value-type="float">
            <text:p>11389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935987" calcext:value-type="float">
            <text:p>935987</text:p>
          </table:table-cell>
          <table:table-cell office:value-type="float" office:value="935215" calcext:value-type="float">
            <text:p>93521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64213071335" calcext:value-type="float">
            <text:p>4,00264213071335</text:p>
          </table:table-cell>
          <table:table-cell office:value-type="float" office:value="19.8413118985627" calcext:value-type="float">
            <text:p>19,8413118985627</text:p>
          </table:table-cell>
          <table:table-cell office:value-type="float" office:value="79.216698833958" calcext:value-type="float">
            <text:p>79,21669883395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513337107433497" calcext:value-type="float">
            <text:p>0,05133371074335</text:p>
          </table:table-cell>
          <table:table-cell office:value-type="float" office:value="5.60780390242668" calcext:value-type="float">
            <text:p>5,60780390242668</text:p>
          </table:table-cell>
          <table:table-cell office:value-type="float" office:value="30.9618790738604" calcext:value-type="float">
            <text:p>30,961879073860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6351498586819" calcext:value-type="float">
            <text:p>0,002635149858682</text:p>
          </table:table-cell>
          <table:table-cell office:value-type="float" office:value="31.4474646080719" calcext:value-type="float">
            <text:p>31,4474646080719</text:p>
          </table:table-cell>
          <table:table-cell office:value-type="float" office:value="958.637955784354" calcext:value-type="float">
            <text:p>958,63795578435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623589589641151" calcext:value-type="float">
            <text:p>0,062358958964115</text:p>
          </table:table-cell>
          <table:table-cell office:value-type="float" office:value="3.15779654659351" calcext:value-type="float">
            <text:p>3,15779654659351</text:p>
          </table:table-cell>
          <table:table-cell office:value-type="float" office:value="18.3843881664803" calcext:value-type="float">
            <text:p>18,384388166480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623589589641151" calcext:value-type="float">
            <text:p>0,062358958964115</text:p>
          </table:table-cell>
          <table:table-cell office:value-type="float" office:value="3.15779654659351" calcext:value-type="float">
            <text:p>3,15779654659351</text:p>
          </table:table-cell>
          <table:table-cell office:value-type="float" office:value="7.48916089011647" calcext:value-type="float">
            <text:p>7,4891608901164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264213071335" calcext:value-type="float">
            <text:p>4,00264213071335</text:p>
          </table:table-cell>
          <table:table-cell office:value-type="float" office:value="19.8413118985627" calcext:value-type="float">
            <text:p>19,8413118985627</text:p>
          </table:table-cell>
          <table:table-cell office:value-type="float" office:value="79.216698833958" calcext:value-type="float">
            <text:p>79,21669883395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513337107433497" calcext:value-type="float">
            <text:p>0,05133371074335</text:p>
          </table:table-cell>
          <table:table-cell office:value-type="float" office:value="5.60780390242668" calcext:value-type="float">
            <text:p>5,60780390242668</text:p>
          </table:table-cell>
          <table:table-cell office:value-type="float" office:value="30.9618790738604" calcext:value-type="float">
            <text:p>30,961879073860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26351498586819" calcext:value-type="float">
            <text:p>0,002635149858682</text:p>
          </table:table-cell>
          <table:table-cell office:value-type="float" office:value="31.4474646080719" calcext:value-type="float">
            <text:p>31,4474646080719</text:p>
          </table:table-cell>
          <table:table-cell office:value-type="float" office:value="958.637955784354" calcext:value-type="float">
            <text:p>958,6379557843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40.942971" calcext:value-type="float">
            <text:p>2,41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48.064251" calcext:value-type="float">
            <text:p>4,81E+01</text:p>
          </table:table-cell>
          <table:table-cell table:style-name="ce12" office:value-type="float" office:value="73.1675356666667" calcext:value-type="float">
            <text:p>7,32E+01</text:p>
          </table:table-cell>
          <table:table-cell table:style-name="ce12" office:value-type="float" office:value="23.342556" calcext:value-type="float">
            <text:p>2,33E+01</text:p>
          </table:table-cell>
          <table:table-cell table:style-name="ce12" office:value-type="float" office:value="148.0958" calcext:value-type="float">
            <text:p>1,48E+02</text:p>
          </table:table-cell>
          <table:table-cell table:style-name="ce12" office:value-type="float" office:value="66.0565980650128" calcext:value-type="float">
            <text:p>6,61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40.730309" calcext:value-type="float">
            <text:p>4,07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40.730022" calcext:value-type="float">
            <text:p>4,07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1.340318" calcext:value-type="float">
            <text:p>2,13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calculate distinct characters count</text:p>
          </table:table-cell>
          <table:table-cell table:style-name="ce13" office:value-type="float" office:value="20.092817" calcext:value-type="float">
            <text:p>2,01E+01</text:p>
          </table:table-cell>
          <table:table-cell table:style-name="ce13" office:value-type="float" office:value="32.603527" calcext:value-type="float">
            <text:p>3,26E+01</text:p>
          </table:table-cell>
          <table:table-cell table:style-name="ce13" office:value-type="float" office:value="4.233861" calcext:value-type="float">
            <text:p>4,23E+00</text:p>
          </table:table-cell>
          <table:table-cell table:style-name="ce13" office:value-type="float" office:value="73.483903" calcext:value-type="float">
            <text:p>7,35E+01</text:p>
          </table:table-cell>
          <table:table-cell table:style-name="ce13" office:value-type="float" office:value="36.2805798985975" calcext:value-type="float">
            <text:p>3,63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17.596948" calcext:value-type="float">
            <text:p>1,7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13.219897" calcext:value-type="float">
            <text:p>1,32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6.993964" calcext:value-type="float">
            <text:p>6,99E+00</text:p>
          </table:table-cell>
          <table:table-cell table:style-name="ce12" office:value-type="float" office:value="12.1443076666667" calcext:value-type="float">
            <text:p>1,21E+01</text:p>
          </table:table-cell>
          <table:table-cell table:style-name="ce12" office:value-type="float" office:value="1.72503" calcext:value-type="float">
            <text:p>1,73E+00</text:p>
          </table:table-cell>
          <table:table-cell table:style-name="ce12" office:value-type="float" office:value="27.713929" calcext:value-type="float">
            <text:p>2,77E+01</text:p>
          </table:table-cell>
          <table:table-cell table:style-name="ce12" office:value-type="float" office:value="13.7386406795443" calcext:value-type="float">
            <text:p>1,37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4.985034" calcext:value-type="float">
            <text:p>4,99E+00</text:p>
          </table:table-cell>
          <table:table-cell table:style-name="ce12" office:value-type="float" office:value="5.05613633333333" calcext:value-type="float">
            <text:p>5,06E+00</text:p>
          </table:table-cell>
          <table:table-cell table:style-name="ce12" office:value-type="float" office:value="4.165925" calcext:value-type="float">
            <text:p>4,17E+00</text:p>
          </table:table-cell>
          <table:table-cell table:style-name="ce12" office:value-type="float" office:value="6.01745" calcext:value-type="float">
            <text:p>6,02E+00</text:p>
          </table:table-cell>
          <table:table-cell table:style-name="ce12" office:value-type="float" office:value="0.927808095869148" calcext:value-type="float">
            <text:p>9,28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4.179032" calcext:value-type="float">
            <text:p>4,18E+00</text:p>
          </table:table-cell>
          <table:table-cell table:style-name="ce12" office:value-type="float" office:value="5.2627137" calcext:value-type="float">
            <text:p>5,26E+00</text:p>
          </table:table-cell>
          <table:table-cell table:style-name="ce12" office:value-type="float" office:value="3.642335" calcext:value-type="float">
            <text:p>3,64E+00</text:p>
          </table:table-cell>
          <table:table-cell table:style-name="ce12" office:value-type="float" office:value="13.219889" calcext:value-type="float">
            <text:p>1,32E+01</text:p>
          </table:table-cell>
          <table:table-cell table:style-name="ce12" office:value-type="float" office:value="2.88066483771893" calcext:value-type="float">
            <text:p>2,88E+00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4.072184" calcext:value-type="float">
            <text:p>4,07E+00</text:p>
          </table:table-cell>
          <table:table-cell table:style-name="ce12" office:value-type="float" office:value="4.12140766666667" calcext:value-type="float">
            <text:p>4,12E+00</text:p>
          </table:table-cell>
          <table:table-cell table:style-name="ce12" office:value-type="float" office:value="3.653556" calcext:value-type="float">
            <text:p>3,65E+00</text:p>
          </table:table-cell>
          <table:table-cell table:style-name="ce12" office:value-type="float" office:value="4.638483" calcext:value-type="float">
            <text:p>4,64E+00</text:p>
          </table:table-cell>
          <table:table-cell table:style-name="ce12" office:value-type="float" office:value="0.494305093896809" calcext:value-type="float">
            <text:p>4,94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3.962" calcext:value-type="float">
            <text:p>3,96E+00</text:p>
          </table:table-cell>
          <table:table-cell table:style-name="ce12" office:value-type="float" office:value="3.989921" calcext:value-type="float">
            <text:p>3,99E+00</text:p>
          </table:table-cell>
          <table:table-cell table:style-name="ce12" office:value-type="float" office:value="3.803114" calcext:value-type="float">
            <text:p>3,80E+00</text:p>
          </table:table-cell>
          <table:table-cell table:style-name="ce12" office:value-type="float" office:value="4.204649" calcext:value-type="float">
            <text:p>4,20E+00</text:p>
          </table:table-cell>
          <table:table-cell table:style-name="ce12" office:value-type="float" office:value="0.20221838624863" calcext:value-type="float">
            <text:p>2,02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2.173233" calcext:value-type="float">
            <text:p>2,17E+00</text:p>
          </table:table-cell>
          <table:table-cell table:style-name="ce12" office:value-type="float" office:value="6.612464" calcext:value-type="float">
            <text:p>6,61E+00</text:p>
          </table:table-cell>
          <table:table-cell table:style-name="ce12" office:value-type="float" office:value="1.845081" calcext:value-type="float">
            <text:p>1,85E+00</text:p>
          </table:table-cell>
          <table:table-cell table:style-name="ce12" office:value-type="float" office:value="15.819078" calcext:value-type="float">
            <text:p>1,58E+01</text:p>
          </table:table-cell>
          <table:table-cell table:style-name="ce12" office:value-type="float" office:value="7.97484965015159" calcext:value-type="float">
            <text:p>7,97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.37017" calcext:value-type="float">
            <text:p>1,37E+00</text:p>
          </table:table-cell>
          <table:table-cell table:style-name="ce12" office:value-type="float" office:value="1.420947" calcext:value-type="float">
            <text:p>1,42E+00</text:p>
          </table:table-cell>
          <table:table-cell table:style-name="ce12" office:value-type="float" office:value="1.171018" calcext:value-type="float">
            <text:p>1,17E+00</text:p>
          </table:table-cell>
          <table:table-cell table:style-name="ce12" office:value-type="float" office:value="1.998945" calcext:value-type="float">
            <text:p>2,00E+00</text:p>
          </table:table-cell>
          <table:table-cell table:style-name="ce12" office:value-type="float" office:value="0.234960456549607" calcext:value-type="float">
            <text:p>2,35E-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.2544755" calcext:value-type="float">
            <text:p>1,25E+00</text:p>
          </table:table-cell>
          <table:table-cell table:style-name="ce12" office:value-type="float" office:value="7.54744625" calcext:value-type="float">
            <text:p>7,55E+00</text:p>
          </table:table-cell>
          <table:table-cell table:style-name="ce12" office:value-type="float" office:value="0.600904" calcext:value-type="float">
            <text:p>6,01E-01</text:p>
          </table:table-cell>
          <table:table-cell table:style-name="ce12" office:value-type="float" office:value="40.72998" calcext:value-type="float">
            <text:p>4,07E+01</text:p>
          </table:table-cell>
          <table:table-cell table:style-name="ce12" office:value-type="float" office:value="12.9587131401693" calcext:value-type="float">
            <text:p>1,30E+01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1.039006" calcext:value-type="float">
            <text:p>1,04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1.011468" calcext:value-type="float">
            <text:p>1,01E+00</text:p>
          </table:table-cell>
          <table:table-cell table:style-name="ce12" office:value-type="float" office:value="2.14939466666667" calcext:value-type="float">
            <text:p>2,15E+00</text:p>
          </table:table-cell>
          <table:table-cell table:style-name="ce12" office:value-type="float" office:value="0.999653" calcext:value-type="float">
            <text:p>1,00E+00</text:p>
          </table:table-cell>
          <table:table-cell table:style-name="ce12" office:value-type="float" office:value="4.437063" calcext:value-type="float">
            <text:p>4,44E+00</text:p>
          </table:table-cell>
          <table:table-cell table:style-name="ce12" office:value-type="float" office:value="1.98118769960303" calcext:value-type="float">
            <text:p>1,98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0.963154" calcext:value-type="float">
            <text:p>9,63E-01</text:p>
          </table:table-cell>
          <table:table-cell table:style-name="ce12" office:value-type="float" office:value="1.00052763636364" calcext:value-type="float">
            <text:p>1,00E+00</text:p>
          </table:table-cell>
          <table:table-cell table:style-name="ce12" office:value-type="float" office:value="0.803072" calcext:value-type="float">
            <text:p>8,03E-01</text:p>
          </table:table-cell>
          <table:table-cell table:style-name="ce12" office:value-type="float" office:value="1.33302" calcext:value-type="float">
            <text:p>1,33E+00</text:p>
          </table:table-cell>
          <table:table-cell table:style-name="ce12" office:value-type="float" office:value="0.151750518579195" calcext:value-type="float">
            <text:p>1,52E-01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0.854715" calcext:value-type="float">
            <text:p>8,55E-01</text:p>
          </table:table-cell>
          <table:table-cell table:style-name="ce12" office:value-type="float" office:value="0.9146837" calcext:value-type="float">
            <text:p>9,15E-01</text:p>
          </table:table-cell>
          <table:table-cell table:style-name="ce12" office:value-type="float" office:value="0.637019" calcext:value-type="float">
            <text:p>6,37E-01</text:p>
          </table:table-cell>
          <table:table-cell table:style-name="ce12" office:value-type="float" office:value="1.259244" calcext:value-type="float">
            <text:p>1,26E+00</text:p>
          </table:table-cell>
          <table:table-cell table:style-name="ce12" office:value-type="float" office:value="0.195118546536344" calcext:value-type="float">
            <text:p>1,95E-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0.783981" calcext:value-type="float">
            <text:p>7,84E-01</text:p>
          </table:table-cell>
          <table:table-cell table:style-name="ce12" office:value-type="float" office:value="1.45175" calcext:value-type="float">
            <text:p>1,45E+00</text:p>
          </table:table-cell>
          <table:table-cell table:style-name="ce12" office:value-type="float" office:value="0.616454" calcext:value-type="float">
            <text:p>6,16E-01</text:p>
          </table:table-cell>
          <table:table-cell table:style-name="ce12" office:value-type="float" office:value="2.954815" calcext:value-type="float">
            <text:p>2,95E+00</text:p>
          </table:table-cell>
          <table:table-cell table:style-name="ce12" office:value-type="float" office:value="1.30438476670076" calcext:value-type="float">
            <text:p>1,30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0.775936" calcext:value-type="float">
            <text:p>7,76E-01</text:p>
          </table:table-cell>
          <table:table-cell table:style-name="ce12" office:value-type="float" office:value="2.57651" calcext:value-type="float">
            <text:p>2,58E+00</text:p>
          </table:table-cell>
          <table:table-cell table:style-name="ce12" office:value-type="float" office:value="0.603488" calcext:value-type="float">
            <text:p>6,03E-01</text:p>
          </table:table-cell>
          <table:table-cell table:style-name="ce12" office:value-type="float" office:value="6.350106" calcext:value-type="float">
            <text:p>6,35E+00</text:p>
          </table:table-cell>
          <table:table-cell table:style-name="ce12" office:value-type="float" office:value="3.26916727265339" calcext:value-type="float">
            <text:p>3,27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0.721068" calcext:value-type="float">
            <text:p>7,2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0.600937" calcext:value-type="float">
            <text:p>6,0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0.451447" calcext:value-type="float">
            <text:p>4,5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0.339712" calcext:value-type="float">
            <text:p>3,40E-01</text:p>
          </table:table-cell>
          <table:table-cell table:style-name="ce12" office:value-type="float" office:value="0.338773333333333" calcext:value-type="float">
            <text:p>3,39E-01</text:p>
          </table:table-cell>
          <table:table-cell table:style-name="ce12" office:value-type="float" office:value="0.315379" calcext:value-type="float">
            <text:p>3,15E-01</text:p>
          </table:table-cell>
          <table:table-cell table:style-name="ce12" office:value-type="float" office:value="0.361229" calcext:value-type="float">
            <text:p>3,61E-01</text:p>
          </table:table-cell>
          <table:table-cell table:style-name="ce12" office:value-type="float" office:value="0.0229394081513306" calcext:value-type="float">
            <text:p>2,29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221266" calcext:value-type="float">
            <text:p>2,21E-01</text:p>
          </table:table-cell>
          <table:table-cell table:style-name="ce12" office:value-type="float" office:value="0.232789333333333" calcext:value-type="float">
            <text:p>2,33E-01</text:p>
          </table:table-cell>
          <table:table-cell table:style-name="ce12" office:value-type="float" office:value="0.219445" calcext:value-type="float">
            <text:p>2,19E-01</text:p>
          </table:table-cell>
          <table:table-cell table:style-name="ce12" office:value-type="float" office:value="0.257657" calcext:value-type="float">
            <text:p>2,58E-01</text:p>
          </table:table-cell>
          <table:table-cell table:style-name="ce12" office:value-type="float" office:value="0.02155526952588" calcext:value-type="float">
            <text:p>2,16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206882" calcext:value-type="float">
            <text:p>2,07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45" calcext:value-type="float">
            <text:p>4,50E-06</text:p>
          </table:table-cell>
          <table:table-cell table:style-name="ce12" office:value-type="float" office:value="0.0000053" calcext:value-type="float">
            <text:p>5,30E-06</text:p>
          </table:table-cell>
          <table:table-cell table:style-name="ce12" office:value-type="float" office:value="0.000004" calcext:value-type="float">
            <text:p>4,00E-06</text:p>
          </table:table-cell>
          <table:table-cell table:style-name="ce12" office:value-type="float" office:value="0.000011" calcext:value-type="float">
            <text:p>1,10E-05</text:p>
          </table:table-cell>
          <table:table-cell table:style-name="ce12" office:value-type="float" office:value="0.00000216281709300111" calcext:value-type="float">
            <text:p>2,16E-06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number-columns-repeated="1017"/>
        </table:table-row>
        <table:table-row table:style-name="ro1" table:number-rows-repeated="8">
          <table:table-cell/>
          <table:table-cell table:style-name="ce22"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22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1" table:number-columns-repeated="3" table:default-cell-style-name="ce25"/>
        <table:table-column table:style-name="co12" table:default-cell-style-name="ce25"/>
        <table:table-column table:style-name="co11" table:number-columns-repeated="2" table:default-cell-style-name="ce25"/>
        <table:table-column table:style-name="co13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9" table:default-cell-style-name="ce25"/>
        <table:table-column table:style-name="co14" table:default-cell-style-name="ce25"/>
        <table:table-column table:style-name="co9" table:default-cell-style-name="ce25"/>
        <table:table-column table:style-name="co10" table:default-cell-style-name="ce25"/>
        <table:table-column table:style-name="co9" table:default-cell-style-name="ce25"/>
        <table:table-column table:style-name="co5" table:default-cell-style-name="ce25"/>
        <table:table-column table:style-name="co6" table:number-columns-repeated="99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4637532" calcext:value-type="float">
            <text:p>4637532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46.37532" calcext:value-type="float">
            <text:p>46,37532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54942" calcext:value-type="float">
            <text:p>5494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5362468" calcext:value-type="float">
            <text:p>536246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094767738434861" calcext:value-type="float">
            <text:p>0,0947677384348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10.438717105392" calcext:value-type="float">
            <text:p>10,43871710539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8894331" calcext:value-type="float">
            <text:p>188943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10262.724321618" calcext:value-type="float">
            <text:p>10262,7243216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105323510.50153" calcext:value-type="float">
            <text:p>105323510,5015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7-06-10 15:29: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14.2573099903699" calcext:value-type="float">
            <text:p>14,25730999036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2366278885812" calcext:value-type="float">
            <text:p>2,02366278885812</text:p>
          </table:table-cell>
          <table:table-cell office:value-type="float" office:value="4.40642842594573" calcext:value-type="float">
            <text:p>4,40642842594573</text:p>
          </table:table-cell>
          <table:table-cell office:value-type="float" office:value="5.05619983472959" calcext:value-type="float">
            <text:p>5,0561998347295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82426142177" calcext:value-type="float">
            <text:p>8,6078242614217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696093900181" calcext:value-type="float">
            <text:p>4,1869609390018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5306419047269" calcext:value-type="float">
            <text:p>17,530641904726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2963429" calcext:value-type="float">
            <text:p>296342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1109118" calcext:value-type="float">
            <text:p>110911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362468" calcext:value-type="float">
            <text:p>5362468</text:p>
          </table:table-cell>
          <table:table-cell office:value-type="float" office:value="5361145" calcext:value-type="float">
            <text:p>536114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156662939527" calcext:value-type="float">
            <text:p>4,00156662939527</text:p>
          </table:table-cell>
          <table:table-cell office:value-type="float" office:value="22.3491084702044" calcext:value-type="float">
            <text:p>22,3491084702044</text:p>
          </table:table-cell>
          <table:table-cell office:value-type="float" office:value="58.3799337641493" calcext:value-type="float">
            <text:p>58,379933764149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39549653193905" calcext:value-type="float">
            <text:p>0,039549653193905</text:p>
          </table:table-cell>
          <table:table-cell office:value-type="float" office:value="7.44790504229518" calcext:value-type="float">
            <text:p>7,44790504229518</text:p>
          </table:table-cell>
          <table:table-cell office:value-type="float" office:value="29.3775025110905" calcext:value-type="float">
            <text:p>29,377502511090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156417506775816" calcext:value-type="float">
            <text:p>0,001564175067758</text:p>
          </table:table-cell>
          <table:table-cell office:value-type="float" office:value="55.471289519046" calcext:value-type="float">
            <text:p>55,471289519046</text:p>
          </table:table-cell>
          <table:table-cell office:value-type="float" office:value="863.037653789126" calcext:value-type="float">
            <text:p>863,03765378912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298265442906545" calcext:value-type="float">
            <text:p>0,029826544290655</text:p>
          </table:table-cell>
          <table:table-cell office:value-type="float" office:value="3.40608742126619" calcext:value-type="float">
            <text:p>3,40608742126619</text:p>
          </table:table-cell>
          <table:table-cell office:value-type="float" office:value="19.2075291877761" calcext:value-type="float">
            <text:p>19,207529187776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298265442906545" calcext:value-type="float">
            <text:p>0,029826544290655</text:p>
          </table:table-cell>
          <table:table-cell office:value-type="float" office:value="3.40608742126619" calcext:value-type="float">
            <text:p>3,40608742126619</text:p>
          </table:table-cell>
          <table:table-cell office:value-type="float" office:value="8.62812767566206" calcext:value-type="float">
            <text:p>8,6281276756620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156662939527" calcext:value-type="float">
            <text:p>4,00156662939527</text:p>
          </table:table-cell>
          <table:table-cell office:value-type="float" office:value="22.3491084702044" calcext:value-type="float">
            <text:p>22,3491084702044</text:p>
          </table:table-cell>
          <table:table-cell office:value-type="float" office:value="58.3799337641493" calcext:value-type="float">
            <text:p>58,379933764149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39549653193905" calcext:value-type="float">
            <text:p>0,039549653193905</text:p>
          </table:table-cell>
          <table:table-cell office:value-type="float" office:value="7.44790504229518" calcext:value-type="float">
            <text:p>7,44790504229518</text:p>
          </table:table-cell>
          <table:table-cell office:value-type="float" office:value="29.3775025110905" calcext:value-type="float">
            <text:p>29,377502511090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156417506775816" calcext:value-type="float">
            <text:p>0,001564175067758</text:p>
          </table:table-cell>
          <table:table-cell office:value-type="float" office:value="55.471289519046" calcext:value-type="float">
            <text:p>55,471289519046</text:p>
          </table:table-cell>
          <table:table-cell office:value-type="float" office:value="863.037653789126" calcext:value-type="float">
            <text:p>863,0376537891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993.985784" calcext:value-type="float">
            <text:p>9,94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214.463859" calcext:value-type="float">
            <text:p>2,14E+02</text:p>
          </table:table-cell>
          <table:table-cell table:style-name="ce12" office:value-type="float" office:value="303.076736" calcext:value-type="float">
            <text:p>3,03E+02</text:p>
          </table:table-cell>
          <table:table-cell table:style-name="ce12" office:value-type="float" office:value="96.16567" calcext:value-type="float">
            <text:p>9,62E+01</text:p>
          </table:table-cell>
          <table:table-cell table:style-name="ce12" office:value-type="float" office:value="598.600679" calcext:value-type="float">
            <text:p>5,99E+02</text:p>
          </table:table-cell>
          <table:table-cell table:style-name="ce12" office:value-type="float" office:value="262.677399189329" calcext:value-type="float">
            <text:p>2,63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105.991551" calcext:value-type="float">
            <text:p>1,06E+02</text:p>
          </table:table-cell>
          <table:table-cell table:style-name="ce12" office:value-type="float" office:value="132.063337333333" calcext:value-type="float">
            <text:p>1,32E+02</text:p>
          </table:table-cell>
          <table:table-cell table:style-name="ce12" office:value-type="float" office:value="20.973251" calcext:value-type="float">
            <text:p>2,10E+01</text:p>
          </table:table-cell>
          <table:table-cell table:style-name="ce12" office:value-type="float" office:value="269.22521" calcext:value-type="float">
            <text:p>2,69E+02</text:p>
          </table:table-cell>
          <table:table-cell table:style-name="ce12" office:value-type="float" office:value="126.162840483213" calcext:value-type="float">
            <text:p>1,26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86.57199" calcext:value-type="float">
            <text:p>8,6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86.571634" calcext:value-type="float">
            <text:p>8,6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84.636922" calcext:value-type="float">
            <text:p>8,4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63.644077" calcext:value-type="float">
            <text:p>6,36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55.150309" calcext:value-type="float">
            <text:p>5,52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40.2109" calcext:value-type="float">
            <text:p>4,02E+01</text:p>
          </table:table-cell>
          <table:table-cell table:style-name="ce12" office:value-type="float" office:value="50.632139" calcext:value-type="float">
            <text:p>5,06E+01</text:p>
          </table:table-cell>
          <table:table-cell table:style-name="ce12" office:value-type="float" office:value="7.433998" calcext:value-type="float">
            <text:p>7,43E+00</text:p>
          </table:table-cell>
          <table:table-cell table:style-name="ce12" office:value-type="float" office:value="104.251519" calcext:value-type="float">
            <text:p>1,04E+02</text:p>
          </table:table-cell>
          <table:table-cell table:style-name="ce12" office:value-type="float" office:value="49.2428650655879" calcext:value-type="float">
            <text:p>4,92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16.777207" calcext:value-type="float">
            <text:p>1,68E+01</text:p>
          </table:table-cell>
          <table:table-cell table:style-name="ce12" office:value-type="float" office:value="17.07704" calcext:value-type="float">
            <text:p>1,71E+01</text:p>
          </table:table-cell>
          <table:table-cell table:style-name="ce12" office:value-type="float" office:value="16.569599" calcext:value-type="float">
            <text:p>1,66E+01</text:p>
          </table:table-cell>
          <table:table-cell table:style-name="ce12" office:value-type="float" office:value="17.884314" calcext:value-type="float">
            <text:p>1,79E+01</text:p>
          </table:table-cell>
          <table:table-cell table:style-name="ce12" office:value-type="float" office:value="0.706784092720683" calcext:value-type="float">
            <text:p>7,07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Columnstatisticscalculator.calculate number statistics</text:p>
          </table:table-cell>
          <table:table-cell table:style-name="ce13" office:value-type="float" office:value="15.288309" calcext:value-type="float">
            <text:p>1,53E+01</text:p>
          </table:table-cell>
          <table:table-cell table:style-name="ce13" office:value-type="float" office:value="20.3801388" calcext:value-type="float">
            <text:p>2,04E+01</text:p>
          </table:table-cell>
          <table:table-cell table:style-name="ce13" office:value-type="float" office:value="14.431714" calcext:value-type="float">
            <text:p>1,44E+01</text:p>
          </table:table-cell>
          <table:table-cell table:style-name="ce13" office:value-type="float" office:value="63.644065" calcext:value-type="float">
            <text:p>6,36E+01</text:p>
          </table:table-cell>
          <table:table-cell table:style-name="ce13" office:value-type="float" office:value="15.244411056047" calcext:value-type="float">
            <text:p>1,52E+01</text:p>
          </table:table-cell>
          <table:table-cell table:style-name="ce15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14.748704" calcext:value-type="float">
            <text:p>1,47E+01</text:p>
          </table:table-cell>
          <table:table-cell table:style-name="ce12" office:value-type="float" office:value="14.8802306666667" calcext:value-type="float">
            <text:p>1,49E+01</text:p>
          </table:table-cell>
          <table:table-cell table:style-name="ce12" office:value-type="float" office:value="14.495899" calcext:value-type="float">
            <text:p>1,45E+01</text:p>
          </table:table-cell>
          <table:table-cell table:style-name="ce12" office:value-type="float" office:value="15.396089" calcext:value-type="float">
            <text:p>1,54E+01</text:p>
          </table:table-cell>
          <table:table-cell table:style-name="ce12" office:value-type="float" office:value="0.464284349357518" calcext:value-type="float">
            <text:p>4,64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14.738393" calcext:value-type="float">
            <text:p>1,47E+01</text:p>
          </table:table-cell>
          <table:table-cell table:style-name="ce12" office:value-type="float" office:value="14.7955276666667" calcext:value-type="float">
            <text:p>1,48E+01</text:p>
          </table:table-cell>
          <table:table-cell table:style-name="ce12" office:value-type="float" office:value="14.443661" calcext:value-type="float">
            <text:p>1,44E+01</text:p>
          </table:table-cell>
          <table:table-cell table:style-name="ce12" office:value-type="float" office:value="15.204529" calcext:value-type="float">
            <text:p>1,52E+01</text:p>
          </table:table-cell>
          <table:table-cell table:style-name="ce12" office:value-type="float" office:value="0.383638248819553" calcext:value-type="float">
            <text:p>3,84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8.144939" calcext:value-type="float">
            <text:p>8,14E+00</text:p>
          </table:table-cell>
          <table:table-cell table:style-name="ce12" office:value-type="float" office:value="26.8152346666667" calcext:value-type="float">
            <text:p>2,68E+01</text:p>
          </table:table-cell>
          <table:table-cell table:style-name="ce12" office:value-type="float" office:value="7.791276" calcext:value-type="float">
            <text:p>7,79E+00</text:p>
          </table:table-cell>
          <table:table-cell table:style-name="ce12" office:value-type="float" office:value="64.509489" calcext:value-type="float">
            <text:p>6,45E+01</text:p>
          </table:table-cell>
          <table:table-cell table:style-name="ce12" office:value-type="float" office:value="32.6446607684765" calcext:value-type="float">
            <text:p>3,26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5.232661" calcext:value-type="float">
            <text:p>5,23E+00</text:p>
          </table:table-cell>
          <table:table-cell table:style-name="ce12" office:value-type="float" office:value="5.1926703" calcext:value-type="float">
            <text:p>5,19E+00</text:p>
          </table:table-cell>
          <table:table-cell table:style-name="ce12" office:value-type="float" office:value="4.947791" calcext:value-type="float">
            <text:p>4,95E+00</text:p>
          </table:table-cell>
          <table:table-cell table:style-name="ce12" office:value-type="float" office:value="5.367028" calcext:value-type="float">
            <text:p>5,37E+00</text:p>
          </table:table-cell>
          <table:table-cell table:style-name="ce12" office:value-type="float" office:value="0.127659902814775" calcext:value-type="float">
            <text:p>1,28E-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4.899053" calcext:value-type="float">
            <text:p>4,90E+00</text:p>
          </table:table-cell>
          <table:table-cell table:style-name="ce12" office:value-type="float" office:value="24.0897035833333" calcext:value-type="float">
            <text:p>2,41E+01</text:p>
          </table:table-cell>
          <table:table-cell table:style-name="ce12" office:value-type="float" office:value="2.003055" calcext:value-type="float">
            <text:p>2,00E+00</text:p>
          </table:table-cell>
          <table:table-cell table:style-name="ce12" office:value-type="float" office:value="104.25149" calcext:value-type="float">
            <text:p>1,04E+02</text:p>
          </table:table-cell>
          <table:table-cell table:style-name="ce12" office:value-type="float" office:value="35.6052703427504" calcext:value-type="float">
            <text:p>3,56E+01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4.174781" calcext:value-type="float">
            <text:p>4,17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2" office:value-type="float" office:value="3.932422" calcext:value-type="float">
            <text:p>3,93E+00</text:p>
          </table:table-cell>
          <table:table-cell table:style-name="ce12" office:value-type="float" office:value="22.767611" calcext:value-type="float">
            <text:p>2,28E+01</text:p>
          </table:table-cell>
          <table:table-cell table:style-name="ce12" office:value-type="float" office:value="3.729409" calcext:value-type="float">
            <text:p>3,73E+00</text:p>
          </table:table-cell>
          <table:table-cell table:style-name="ce12" office:value-type="float" office:value="60.641002" calcext:value-type="float">
            <text:p>6,06E+01</text:p>
          </table:table-cell>
          <table:table-cell table:style-name="ce12" office:value-type="float" office:value="32.7994758029561" calcext:value-type="float">
            <text:p>3,28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3.282021" calcext:value-type="float">
            <text:p>3,28E+00</text:p>
          </table:table-cell>
          <table:table-cell table:style-name="ce12" office:value-type="float" office:value="3.52167572727273" calcext:value-type="float">
            <text:p>3,52E+00</text:p>
          </table:table-cell>
          <table:table-cell table:style-name="ce12" office:value-type="float" office:value="3.12479" calcext:value-type="float">
            <text:p>3,12E+00</text:p>
          </table:table-cell>
          <table:table-cell table:style-name="ce12" office:value-type="float" office:value="5.709904" calcext:value-type="float">
            <text:p>5,71E+00</text:p>
          </table:table-cell>
          <table:table-cell table:style-name="ce12" office:value-type="float" office:value="0.73429245527897" calcext:value-type="float">
            <text:p>7,34E-01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3.05416" calcext:value-type="float">
            <text:p>3,05E+00</text:p>
          </table:table-cell>
          <table:table-cell table:style-name="ce12" office:value-type="float" office:value="3.0471503" calcext:value-type="float">
            <text:p>3,05E+00</text:p>
          </table:table-cell>
          <table:table-cell table:style-name="ce12" office:value-type="float" office:value="2.831443" calcext:value-type="float">
            <text:p>2,83E+00</text:p>
          </table:table-cell>
          <table:table-cell table:style-name="ce12" office:value-type="float" office:value="3.140425" calcext:value-type="float">
            <text:p>3,14E+00</text:p>
          </table:table-cell>
          <table:table-cell table:style-name="ce12" office:value-type="float" office:value="0.086849278818793" calcext:value-type="float">
            <text:p>8,68E-02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2.364165" calcext:value-type="float">
            <text:p>2,36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2.123504" calcext:value-type="float">
            <text:p>2,12E+00</text:p>
          </table:table-cell>
          <table:table-cell table:style-name="ce12" office:value-type="float" office:value="10.4235683333333" calcext:value-type="float">
            <text:p>1,04E+01</text:p>
          </table:table-cell>
          <table:table-cell table:style-name="ce12" office:value-type="float" office:value="2.113731" calcext:value-type="float">
            <text:p>2,11E+00</text:p>
          </table:table-cell>
          <table:table-cell table:style-name="ce12" office:value-type="float" office:value="27.03347" calcext:value-type="float">
            <text:p>2,70E+01</text:p>
          </table:table-cell>
          <table:table-cell table:style-name="ce12" office:value-type="float" office:value="14.3845976276757" calcext:value-type="float">
            <text:p>1,44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2.120288" calcext:value-type="float">
            <text:p>2,12E+00</text:p>
          </table:table-cell>
          <table:table-cell table:style-name="ce12" office:value-type="float" office:value="4.99027233333333" calcext:value-type="float">
            <text:p>4,99E+00</text:p>
          </table:table-cell>
          <table:table-cell table:style-name="ce12" office:value-type="float" office:value="2.111704" calcext:value-type="float">
            <text:p>2,11E+00</text:p>
          </table:table-cell>
          <table:table-cell table:style-name="ce12" office:value-type="float" office:value="10.738825" calcext:value-type="float">
            <text:p>1,07E+01</text:p>
          </table:table-cell>
          <table:table-cell table:style-name="ce12" office:value-type="float" office:value="4.97839449444742" calcext:value-type="float">
            <text:p>4,98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2.003084" calcext:value-type="float">
            <text:p>2,0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1.596389" calcext:value-type="float">
            <text:p>1,6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1.491601" calcext:value-type="float">
            <text:p>1,49E+00</text:p>
          </table:table-cell>
          <table:table-cell table:style-name="ce12" office:value-type="float" office:value="1.56565333333333" calcext:value-type="float">
            <text:p>1,57E+00</text:p>
          </table:table-cell>
          <table:table-cell table:style-name="ce12" office:value-type="float" office:value="1.462014" calcext:value-type="float">
            <text:p>1,46E+00</text:p>
          </table:table-cell>
          <table:table-cell table:style-name="ce12" office:value-type="float" office:value="1.743345" calcext:value-type="float">
            <text:p>1,74E+00</text:p>
          </table:table-cell>
          <table:table-cell table:style-name="ce12" office:value-type="float" office:value="0.154594935053945" calcext:value-type="float">
            <text:p>1,55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0.766758" calcext:value-type="float">
            <text:p>7,67E-01</text:p>
          </table:table-cell>
          <table:table-cell table:style-name="ce12" office:value-type="float" office:value="0.787672" calcext:value-type="float">
            <text:p>7,88E-01</text:p>
          </table:table-cell>
          <table:table-cell table:style-name="ce12" office:value-type="float" office:value="0.717624" calcext:value-type="float">
            <text:p>7,18E-01</text:p>
          </table:table-cell>
          <table:table-cell table:style-name="ce12" office:value-type="float" office:value="0.878634" calcext:value-type="float">
            <text:p>8,79E-01</text:p>
          </table:table-cell>
          <table:table-cell table:style-name="ce12" office:value-type="float" office:value="0.082517280444765" calcext:value-type="float">
            <text:p>8,25E-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0.741011" calcext:value-type="float">
            <text:p>7,41E-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6" calcext:value-type="float">
            <text:p>6,00E-06</text:p>
          </table:table-cell>
          <table:table-cell table:style-name="ce12" office:value-type="float" office:value="0.0000068" calcext:value-type="float">
            <text:p>6,80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18" calcext:value-type="float">
            <text:p>1,80E-05</text:p>
          </table:table-cell>
          <table:table-cell table:style-name="ce12" office:value-type="float" office:value="0.00000396652660817161" calcext:value-type="float">
            <text:p>3,97E-06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22"/>
        <table:table-column table:style-name="co15" table:default-cell-style-name="ce25"/>
        <table:table-column table:style-name="co11" table:number-columns-repeated="2" table:default-cell-style-name="ce25"/>
        <table:table-column table:style-name="co12" table:default-cell-style-name="ce25"/>
        <table:table-column table:style-name="co11" table:number-columns-repeated="5" table:default-cell-style-name="ce25"/>
        <table:table-column table:style-name="co13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7" table:default-cell-style-name="ce25"/>
        <table:table-column table:style-name="co10" table:default-cell-style-name="ce25"/>
        <table:table-column table:style-name="co9" table:default-cell-style-name="ce25"/>
        <table:table-column table:style-name="co14" table:default-cell-style-name="ce25"/>
        <table:table-column table:style-name="co9" table:default-cell-style-name="ce25"/>
        <table:table-column table:style-name="co14" table:default-cell-style-name="ce25"/>
        <table:table-column table:style-name="co9" table:default-cell-style-name="ce25"/>
        <table:table-column table:style-name="co5" table:default-cell-style-name="ce25"/>
        <table:table-column table:style-name="co6" table:number-columns-repeated="998" table:default-cell-style-name="ce25"/>
        <table:table-row table:style-name="ro1">
          <table:table-cell table:style-name="ce19" office:value-type="string" calcext:value-type="string">
            <text:p>Parser Statistics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20"/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Filtered out rows count</text:p>
          </table:table-cell>
          <table:table-cell office:value-type="float" office:value="5817386" calcext:value-type="float">
            <text:p>5817386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ost rows percentage</text:p>
          </table:table-cell>
          <table:table-cell office:value-type="float" office:value="17.8685178742279" calcext:value-type="float">
            <text:p>17,8685178742279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Original rows count</text:p>
          </table:table-cell>
          <table:table-cell office:value-type="float" office:value="32556623" calcext:value-type="float">
            <text:p>325566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Statistical profile</text:p>
          </table:table-cell>
          <table:table-cell table:style-name="ce23" table:number-columns-repeated="4"/>
          <table:table-cell table:number-columns-repeated="1019"/>
        </table:table-row>
        <table:table-row table:style-name="ro1">
          <table:table-cell table:style-name="ce20"/>
          <table:table-cell table:style-name="ce24" office:value-type="string" calcext:value-type="string">
            <text:p>DateTime</text:p>
          </table:table-cell>
          <table:table-cell table:style-name="ce24" office:value-type="string" calcext:value-type="string">
            <text:p>Level</text:p>
          </table:table-cell>
          <table:table-cell table:style-name="ce24" office:value-type="string" calcext:value-type="string">
            <text:p>Component</text:p>
          </table:table-cell>
          <table:table-cell table:style-name="ce24" office:value-type="string" calcext:value-type="string">
            <text:p>Content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</text:p>
          </table:table-cell>
          <table:table-cell office:value-type="float" office:value="108265" calcext:value-type="float">
            <text:p>10826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float" office:value="26739237" calcext:value-type="float">
            <text:p>2673923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entropy</text:p>
          </table:table-cell>
          <table:table-cell office:value-type="float" office:value="0.0421655843496853" calcext:value-type="float">
            <text:p>0,04216558434968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average</text:p>
          </table:table-cell>
          <table:table-cell office:value-type="float" office:value="2.24616066068604" calcext:value-type="float">
            <text:p>2,2461606606860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ax</text:p>
          </table:table-cell>
          <table:table-cell office:value-type="float" office:value="18894331" calcext:value-type="float">
            <text:p>1889433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mi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standard deviation</text:p>
          </table:table-cell>
          <table:table-cell office:value-type="float" office:value="4604.41165710074" calcext:value-type="float">
            <text:p>4604,4116571007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Delta time in seconds statistics variance</text:p>
          </table:table-cell>
          <table:table-cell office:value-type="float" office:value="21200606.7080452" calcext:value-type="float">
            <text:p>21200606,708045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Newest date</text:p>
          </table:table-cell>
          <table:table-cell table:style-name="ce26" office:value-type="string" calcext:value-type="string">
            <text:p>2017-07-27 21:45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Oldest date</text:p>
          </table:table-cell>
          <table:table-cell table:style-name="ce26" office:value-type="string" calcext:value-type="string">
            <text:p>2015-09-01 18:14: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Timestamp entropy</text:p>
          </table:table-cell>
          <table:table-cell office:value-type="float" office:value="15.6893357098515" calcext:value-type="float">
            <text:p>15,689335709851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>
            <text:p>StringResults</text:p>
          </table:table-cell>
          <table:table-cell table:style-name="ce24" table:number-columns-repeated="4"/>
          <table:table-cell table:number-columns-repeated="1019"/>
        </table:table-row>
        <table:table-row table:style-name="ro1">
          <table:table-cell table:style-name="ce2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2.00771381339647" calcext:value-type="float">
            <text:p>2,00771381339647</text:p>
          </table:table-cell>
          <table:table-cell office:value-type="float" office:value="4.37799536099178" calcext:value-type="float">
            <text:p>4,37799536099178</text:p>
          </table:table-cell>
          <table:table-cell office:value-type="float" office:value="5.05645882814661" calcext:value-type="float">
            <text:p>5,05645882814661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4912986420069" calcext:value-type="float">
            <text:p>7,7491298642006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1232799926" calcext:value-type="float">
            <text:p>4,33123279992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595775671548" calcext:value-type="float">
            <text:p>18,7595775671548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1429183" calcext:value-type="float">
            <text:p>1142918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5011824" calcext:value-type="float">
            <text:p>5011824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6739237" calcext:value-type="float">
            <text:p>26739237</text:p>
          </table:table-cell>
          <table:table-cell office:value-type="float" office:value="26735482" calcext:value-type="float">
            <text:p>2673548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5" calcext:value-type="float">
            <text:p>3755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41055771337" calcext:value-type="float">
            <text:p>4,00041055771337</text:p>
          </table:table-cell>
          <table:table-cell office:value-type="float" office:value="22.1137473369191" calcext:value-type="float">
            <text:p>22,1137473369191</text:p>
          </table:table-cell>
          <table:table-cell office:value-type="float" office:value="53.0362348058659" calcext:value-type="float">
            <text:p>53,036234805865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202580639744076" calcext:value-type="float">
            <text:p>0,020258063974408</text:p>
          </table:table-cell>
          <table:table-cell office:value-type="float" office:value="6.87595194277127" calcext:value-type="float">
            <text:p>6,87595194277127</text:p>
          </table:table-cell>
          <table:table-cell office:value-type="float" office:value="28.27196546436" calcext:value-type="float">
            <text:p>28,2719654643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0410389155991189" calcext:value-type="float">
            <text:p>0,000410389155991</text:p>
          </table:table-cell>
          <table:table-cell office:value-type="float" office:value="47.2787151193" calcext:value-type="float">
            <text:p>47,2787151193</text:p>
          </table:table-cell>
          <table:table-cell office:value-type="float" office:value="799.304031217962" calcext:value-type="float">
            <text:p>799,304031217962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0.00959277669270945" calcext:value-type="float">
            <text:p>0,009592776692709</text:p>
          </table:table-cell>
          <table:table-cell office:value-type="float" office:value="3.09164179047932" calcext:value-type="float">
            <text:p>3,09164179047932</text:p>
          </table:table-cell>
          <table:table-cell office:value-type="float" office:value="20.2264740404003" calcext:value-type="float">
            <text:p>20,226474040400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0.00959277669270945" calcext:value-type="float">
            <text:p>0,009592776692709</text:p>
          </table:table-cell>
          <table:table-cell office:value-type="float" office:value="3.09164179047932" calcext:value-type="float">
            <text:p>3,09164179047932</text:p>
          </table:table-cell>
          <table:table-cell office:value-type="float" office:value="8.70771686482027" calcext:value-type="float">
            <text:p>8,707716864820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4.00041055771337" calcext:value-type="float">
            <text:p>4,00041055771337</text:p>
          </table:table-cell>
          <table:table-cell office:value-type="float" office:value="22.1137473369191" calcext:value-type="float">
            <text:p>22,1137473369191</text:p>
          </table:table-cell>
          <table:table-cell office:value-type="float" office:value="53.0362348058659" calcext:value-type="float">
            <text:p>53,0362348058659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727" calcext:value-type="float">
            <text:p>727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0202580639744076" calcext:value-type="float">
            <text:p>0,020258063974408</text:p>
          </table:table-cell>
          <table:table-cell office:value-type="float" office:value="6.87595194277127" calcext:value-type="float">
            <text:p>6,87595194277127</text:p>
          </table:table-cell>
          <table:table-cell office:value-type="float" office:value="28.27196546436" calcext:value-type="float">
            <text:p>28,27196546436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000410389155991189" calcext:value-type="float">
            <text:p>0,000410389155991</text:p>
          </table:table-cell>
          <table:table-cell office:value-type="float" office:value="47.2787151193" calcext:value-type="float">
            <text:p>47,2787151193</text:p>
          </table:table-cell>
          <table:table-cell office:value-type="float" office:value="799.304031217962" calcext:value-type="float">
            <text:p>799,3040312179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Execution call tracker</text:p>
          </table:table-cell>
          <table:table-cell table:style-name="ce23" table:number-columns-repeated="6"/>
          <table:table-cell table:style-name="ce16" table:number-columns-repeated="1017"/>
        </table:table-row>
        <table:table-row table:style-name="ro1">
          <table:table-cell table:style-name="ce20" office:value-type="string" calcext:value-type="string">
            <text:p>Function name</text:p>
          </table:table-cell>
          <table:table-cell table:style-name="ce10" office:value-type="string" calcext:value-type="string">
            <text:p>Execution time</text:p>
          </table:table-cell>
          <table:table-cell table:style-name="ce24" table:number-columns-repeated="4"/>
          <table:table-cell table:style-name="ce24" office:value-type="string" calcext:value-type="string">
            <text:p>Call count</text:p>
          </table:table-cell>
          <table:table-cell table:style-name="ce16" table:number-columns-repeated="1017"/>
        </table:table-row>
        <table:table-row table:style-name="ro1">
          <table:table-cell table:style-name="ce5"/>
          <table:table-cell table:style-name="ce11" office:value-type="string" calcext:value-type="string">
            <text:p>Median in seconds</text:p>
          </table:table-cell>
          <table:table-cell table:style-name="ce11" office:value-type="string" calcext:value-type="string">
            <text:p>Mean in seconds</text:p>
          </table:table-cell>
          <table:table-cell table:style-name="ce11" office:value-type="string" calcext:value-type="string">
            <text:p>Min in seconds</text:p>
          </table:table-cell>
          <table:table-cell table:style-name="ce11" office:value-type="string" calcext:value-type="string">
            <text:p>Max in seconds</text:p>
          </table:table-cell>
          <table:table-cell table:style-name="ce11" office:value-type="string" calcext:value-type="string">
            <text:p>Standard deviation in seconds </text:p>
          </table:table-cell>
          <table:table-cell table:style-name="ce11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2" office:value-type="float" office:value="2698.769678" calcext:value-type="float">
            <text:p>2,70E+03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2" office:value-type="float" office:value="715.728932" calcext:value-type="float">
            <text:p>7,16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2" office:value-type="float" office:value="715.72858" calcext:value-type="float">
            <text:p>7,16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2" office:value-type="float" office:value="571.684927" calcext:value-type="float">
            <text:p>5,72E+02</text:p>
          </table:table-cell>
          <table:table-cell table:style-name="ce12" office:value-type="float" office:value="807.785081" calcext:value-type="float">
            <text:p>8,08E+02</text:p>
          </table:table-cell>
          <table:table-cell table:style-name="ce12" office:value-type="float" office:value="270.92977" calcext:value-type="float">
            <text:p>2,71E+02</text:p>
          </table:table-cell>
          <table:table-cell table:style-name="ce12" office:value-type="float" office:value="1580.740546" calcext:value-type="float">
            <text:p>1,58E+03</text:p>
          </table:table-cell>
          <table:table-cell table:style-name="ce12" office:value-type="float" office:value="686.082013516277" calcext:value-type="float">
            <text:p>6,86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2" office:value-type="float" office:value="275.26383" calcext:value-type="float">
            <text:p>2,75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2" office:value-type="float" office:value="273.90395" calcext:value-type="float">
            <text:p>2,74E+02</text:p>
          </table:table-cell>
          <table:table-cell table:style-name="ce12" office:value-type="float" office:value="334.030725666667" calcext:value-type="float">
            <text:p>3,34E+02</text:p>
          </table:table-cell>
          <table:table-cell table:style-name="ce12" office:value-type="float" office:value="56.000756" calcext:value-type="float">
            <text:p>5,60E+01</text:p>
          </table:table-cell>
          <table:table-cell table:style-name="ce12" office:value-type="float" office:value="672.187471" calcext:value-type="float">
            <text:p>6,72E+02</text:p>
          </table:table-cell>
          <table:table-cell table:style-name="ce12" office:value-type="float" office:value="312.462699853399" calcext:value-type="float">
            <text:p>3,12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2" office:value-type="float" office:value="262.224123" calcext:value-type="float">
            <text:p>2,62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2" office:value-type="float" office:value="205.88197" calcext:value-type="float">
            <text:p>2,06E+02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2" office:value-type="float" office:value="97.835276" calcext:value-type="float">
            <text:p>9,78E+01</text:p>
          </table:table-cell>
          <table:table-cell table:style-name="ce12" office:value-type="float" office:value="123.609951" calcext:value-type="float">
            <text:p>1,24E+02</text:p>
          </table:table-cell>
          <table:table-cell table:style-name="ce12" office:value-type="float" office:value="17.603761" calcext:value-type="float">
            <text:p>1,76E+01</text:p>
          </table:table-cell>
          <table:table-cell table:style-name="ce12" office:value-type="float" office:value="255.390816" calcext:value-type="float">
            <text:p>2,55E+02</text:p>
          </table:table-cell>
          <table:table-cell table:style-name="ce12" office:value-type="float" office:value="120.970745574746" calcext:value-type="float">
            <text:p>1,21E+02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2" office:value-type="float" office:value="60.313975" calcext:value-type="float">
            <text:p>6,03E+01</text:p>
          </table:table-cell>
          <table:table-cell table:style-name="ce12" office:value-type="float" office:value="67.4611123333333" calcext:value-type="float">
            <text:p>6,75E+01</text:p>
          </table:table-cell>
          <table:table-cell table:style-name="ce12" office:value-type="float" office:value="59.612101" calcext:value-type="float">
            <text:p>5,96E+01</text:p>
          </table:table-cell>
          <table:table-cell table:style-name="ce12" office:value-type="float" office:value="82.457261" calcext:value-type="float">
            <text:p>8,25E+01</text:p>
          </table:table-cell>
          <table:table-cell table:style-name="ce12" office:value-type="float" office:value="12.9917863630274" calcext:value-type="float">
            <text:p>1,30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2" office:value-type="float" office:value="44.5217835" calcext:value-type="float">
            <text:p>4,45E+01</text:p>
          </table:table-cell>
          <table:table-cell table:style-name="ce12" office:value-type="float" office:value="66.388012" calcext:value-type="float">
            <text:p>6,64E+01</text:p>
          </table:table-cell>
          <table:table-cell table:style-name="ce12" office:value-type="float" office:value="41.546851" calcext:value-type="float">
            <text:p>4,15E+01</text:p>
          </table:table-cell>
          <table:table-cell table:style-name="ce12" office:value-type="float" office:value="205.881953" calcext:value-type="float">
            <text:p>2,06E+02</text:p>
          </table:table-cell>
          <table:table-cell table:style-name="ce12" office:value-type="float" office:value="50.7798687541326" calcext:value-type="float">
            <text:p>5,08E+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2" office:value-type="float" office:value="41.857882" calcext:value-type="float">
            <text:p>4,19E+01</text:p>
          </table:table-cell>
          <table:table-cell table:style-name="ce12" office:value-type="float" office:value="43.1196313333333" calcext:value-type="float">
            <text:p>4,31E+01</text:p>
          </table:table-cell>
          <table:table-cell table:style-name="ce12" office:value-type="float" office:value="41.615569" calcext:value-type="float">
            <text:p>4,16E+01</text:p>
          </table:table-cell>
          <table:table-cell table:style-name="ce12" office:value-type="float" office:value="45.885443" calcext:value-type="float">
            <text:p>4,59E+01</text:p>
          </table:table-cell>
          <table:table-cell table:style-name="ce12" office:value-type="float" office:value="2.39832535930685" calcext:value-type="float">
            <text:p>2,40E+00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2" office:value-type="float" office:value="41.617224" calcext:value-type="float">
            <text:p>4,16E+01</text:p>
          </table:table-cell>
          <table:table-cell table:style-name="ce12" office:value-type="float" office:value="42.119369" calcext:value-type="float">
            <text:p>4,21E+01</text:p>
          </table:table-cell>
          <table:table-cell table:style-name="ce12" office:value-type="float" office:value="41.558892" calcext:value-type="float">
            <text:p>4,16E+01</text:p>
          </table:table-cell>
          <table:table-cell table:style-name="ce12" office:value-type="float" office:value="43.181991" calcext:value-type="float">
            <text:p>4,32E+01</text:p>
          </table:table-cell>
          <table:table-cell table:style-name="ce12" office:value-type="float" office:value="0.920719713984118" calcext:value-type="float">
            <text:p>9,2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2" office:value-type="float" office:value="21.278752" calcext:value-type="float">
            <text:p>2,13E+01</text:p>
          </table:table-cell>
          <table:table-cell table:style-name="ce12" office:value-type="float" office:value="78.1903816666667" calcext:value-type="float">
            <text:p>7,82E+01</text:p>
          </table:table-cell>
          <table:table-cell table:style-name="ce12" office:value-type="float" office:value="20.409533" calcext:value-type="float">
            <text:p>2,04E+01</text:p>
          </table:table-cell>
          <table:table-cell table:style-name="ce12" office:value-type="float" office:value="192.88286" calcext:value-type="float">
            <text:p>1,93E+02</text:p>
          </table:table-cell>
          <table:table-cell table:style-name="ce12" office:value-type="float" office:value="99.3275506850899" calcext:value-type="float">
            <text:p>9,93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2" office:value-type="float" office:value="14.123736" calcext:value-type="float">
            <text:p>1,41E+01</text:p>
          </table:table-cell>
          <table:table-cell table:style-name="ce12" office:value-type="float" office:value="19.7759911" calcext:value-type="float">
            <text:p>1,98E+01</text:p>
          </table:table-cell>
          <table:table-cell table:style-name="ce12" office:value-type="float" office:value="13.252404" calcext:value-type="float">
            <text:p>1,33E+01</text:p>
          </table:table-cell>
          <table:table-cell table:style-name="ce12" office:value-type="float" office:value="45.919364" calcext:value-type="float">
            <text:p>4,59E+01</text:p>
          </table:table-cell>
          <table:table-cell table:style-name="ce12" office:value-type="float" office:value="10.6617569063204" calcext:value-type="float">
            <text:p>1,07E+01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2" office:value-type="float" office:value="13.5503635" calcext:value-type="float">
            <text:p>1,36E+01</text:p>
          </table:table-cell>
          <table:table-cell table:style-name="ce12" office:value-type="float" office:value="106.220169166667" calcext:value-type="float">
            <text:p>1,06E+02</text:p>
          </table:table-cell>
          <table:table-cell table:style-name="ce12" office:value-type="float" office:value="4.656119" calcext:value-type="float">
            <text:p>4,66E+00</text:p>
          </table:table-cell>
          <table:table-cell table:style-name="ce12" office:value-type="float" office:value="715.728533" calcext:value-type="float">
            <text:p>7,16E+02</text:p>
          </table:table-cell>
          <table:table-cell table:style-name="ce12" office:value-type="float" office:value="205.394380155505" calcext:value-type="float">
            <text:p>2,05E+02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2" office:value-type="float" office:value="12.9473835" calcext:value-type="float">
            <text:p>1,29E+01</text:p>
          </table:table-cell>
          <table:table-cell table:style-name="ce12" office:value-type="float" office:value="14.0387792" calcext:value-type="float">
            <text:p>1,40E+01</text:p>
          </table:table-cell>
          <table:table-cell table:style-name="ce12" office:value-type="float" office:value="12.647084" calcext:value-type="float">
            <text:p>1,26E+01</text:p>
          </table:table-cell>
          <table:table-cell table:style-name="ce12" office:value-type="float" office:value="24.241416" calcext:value-type="float">
            <text:p>2,42E+01</text:p>
          </table:table-cell>
          <table:table-cell table:style-name="ce12" office:value-type="float" office:value="3.58631461285274" calcext:value-type="float">
            <text:p>3,59E+00</text:p>
          </table:table-cell>
          <table:table-cell table:style-name="ce14" office:value-type="float" office:value="10" calcext:value-type="float">
            <text:p>10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2" office:value-type="float" office:value="10.461656" calcext:value-type="float">
            <text:p>1,05E+01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21" office:value-type="string" calcext:value-type="string">
            <text:p>Stringprocessor. calculate distinct messages count</text:p>
          </table:table-cell>
          <table:table-cell table:style-name="ce13" office:value-type="float" office:value="10.449123" calcext:value-type="float">
            <text:p>1,04E+01</text:p>
          </table:table-cell>
          <table:table-cell table:style-name="ce13" office:value-type="float" office:value="40.1584083333333" calcext:value-type="float">
            <text:p>4,02E+01</text:p>
          </table:table-cell>
          <table:table-cell table:style-name="ce13" office:value-type="float" office:value="9.46826" calcext:value-type="float">
            <text:p>9,47E+00</text:p>
          </table:table-cell>
          <table:table-cell table:style-name="ce13" office:value-type="float" office:value="100.557842" calcext:value-type="float">
            <text:p>1,01E+02</text:p>
          </table:table-cell>
          <table:table-cell table:style-name="ce13" office:value-type="float" office:value="52.3097430073666" calcext:value-type="float">
            <text:p>5,23E+01</text:p>
          </table:table-cell>
          <table:table-cell table:style-name="ce15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2" office:value-type="float" office:value="9.497039" calcext:value-type="float">
            <text:p>9,50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2" office:value-type="float" office:value="7.97243" calcext:value-type="float">
            <text:p>7,97E+00</text:p>
          </table:table-cell>
          <table:table-cell table:style-name="ce12" office:value-type="float" office:value="10.3145114545455" calcext:value-type="float">
            <text:p>1,03E+01</text:p>
          </table:table-cell>
          <table:table-cell table:style-name="ce12" office:value-type="float" office:value="6.857473" calcext:value-type="float">
            <text:p>6,86E+00</text:p>
          </table:table-cell>
          <table:table-cell table:style-name="ce12" office:value-type="float" office:value="27.875011" calcext:value-type="float">
            <text:p>2,79E+01</text:p>
          </table:table-cell>
          <table:table-cell table:style-name="ce12" office:value-type="float" office:value="6.30690789210609" calcext:value-type="float">
            <text:p>6,31E+00</text:p>
          </table:table-cell>
          <table:table-cell table:style-name="ce14" office:value-type="float" office:value="11" calcext:value-type="float">
            <text:p>1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2" office:value-type="float" office:value="5.322195" calcext:value-type="float">
            <text:p>5,32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2" office:value-type="float" office:value="5.004411" calcext:value-type="float">
            <text:p>5,00E+00</text:p>
          </table:table-cell>
          <table:table-cell table:style-name="ce12" office:value-type="float" office:value="30.3984066666667" calcext:value-type="float">
            <text:p>3,04E+01</text:p>
          </table:table-cell>
          <table:table-cell table:style-name="ce12" office:value-type="float" office:value="4.914616" calcext:value-type="float">
            <text:p>4,91E+00</text:p>
          </table:table-cell>
          <table:table-cell table:style-name="ce12" office:value-type="float" office:value="81.276193" calcext:value-type="float">
            <text:p>8,13E+01</text:p>
          </table:table-cell>
          <table:table-cell table:style-name="ce12" office:value-type="float" office:value="44.0614783276815" calcext:value-type="float">
            <text:p>4,41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2" office:value-type="float" office:value="4.920419" calcext:value-type="float">
            <text:p>4,92E+00</text:p>
          </table:table-cell>
          <table:table-cell table:style-name="ce12" office:value-type="float" office:value="27.3565043333333" calcext:value-type="float">
            <text:p>2,74E+01</text:p>
          </table:table-cell>
          <table:table-cell table:style-name="ce12" office:value-type="float" office:value="4.656149" calcext:value-type="float">
            <text:p>4,66E+00</text:p>
          </table:table-cell>
          <table:table-cell table:style-name="ce12" office:value-type="float" office:value="72.492945" calcext:value-type="float">
            <text:p>7,25E+01</text:p>
          </table:table-cell>
          <table:table-cell table:style-name="ce12" office:value-type="float" office:value="39.0895275834828" calcext:value-type="float">
            <text:p>3,91E+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2" office:value-type="float" office:value="3.848618" calcext:value-type="float">
            <text:p>3,85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2" office:value-type="float" office:value="3.781915" calcext:value-type="float">
            <text:p>3,78E+00</text:p>
          </table:table-cell>
          <table:table-cell table:style-name="ce12" office:value-type="float" office:value="4.05055833333333" calcext:value-type="float">
            <text:p>4,05E+00</text:p>
          </table:table-cell>
          <table:table-cell table:style-name="ce12" office:value-type="float" office:value="3.685737" calcext:value-type="float">
            <text:p>3,69E+00</text:p>
          </table:table-cell>
          <table:table-cell table:style-name="ce12" office:value-type="float" office:value="4.684023" calcext:value-type="float">
            <text:p>4,68E+00</text:p>
          </table:table-cell>
          <table:table-cell table:style-name="ce12" office:value-type="float" office:value="0.550700158759132" calcext:value-type="float">
            <text:p>5,5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2" office:value-type="float" office:value="1.880501" calcext:value-type="float">
            <text:p>1,88E+00</text:p>
          </table:table-cell>
          <table:table-cell table:style-name="ce12" office:value-type="float" office:value="1.998819" calcext:value-type="float">
            <text:p>2,00E+00</text:p>
          </table:table-cell>
          <table:table-cell table:style-name="ce12" office:value-type="float" office:value="1.742834" calcext:value-type="float">
            <text:p>1,74E+00</text:p>
          </table:table-cell>
          <table:table-cell table:style-name="ce12" office:value-type="float" office:value="2.373122" calcext:value-type="float">
            <text:p>2,37E+00</text:p>
          </table:table-cell>
          <table:table-cell table:style-name="ce12" office:value-type="float" office:value="0.331383618452995" calcext:value-type="float">
            <text:p>3,31E-01</text:p>
          </table:table-cell>
          <table:table-cell table:style-name="ce14" office:value-type="float" office:value="3" calcext:value-type="float">
            <text:p>3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2" office:value-type="float" office:value="1.783039" calcext:value-type="float">
            <text:p>1,78E+00</text:p>
          </table:table-cell>
          <table:table-cell table:style-name="ce12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065" calcext:value-type="float">
            <text:p>6,50E-06</text:p>
          </table:table-cell>
          <table:table-cell table:style-name="ce12" office:value-type="float" office:value="0.000005" calcext:value-type="float">
            <text:p>5,00E-06</text:p>
          </table:table-cell>
          <table:table-cell table:style-name="ce12" office:value-type="float" office:value="0.000019" calcext:value-type="float">
            <text:p>1,90E-05</text:p>
          </table:table-cell>
          <table:table-cell table:style-name="ce12" office:value-type="float" office:value="0.00000440328160454097" calcext:value-type="float">
            <text:p>4,40E-06</text:p>
          </table:table-cell>
          <table:table-cell table:style-name="ce14" office:value-type="float" office:value="10" calcext:value-type="float">
            <text:p>10</text:p>
          </table:table-cell>
          <table:table-cell table:style-name="ce22" table:number-columns-repeated="1017"/>
        </table:table-row>
        <table:table-row table:style-name="ro1" table:number-rows-repeated="2">
          <table:table-cell/>
          <table:table-cell table:style-name="ce22"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49:'Mostra de 10e4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49:'Mostra de 10e5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49:'Mostra de 10e6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49:'Mostra de 10e7 files'.G78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49:'Conjunt de dades complet'.G7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07:42.200957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10:12:41.360987318</dc:date>
    <meta:editing-duration>PT29M1S</meta:editing-duration>
    <meta:editing-cycles>17</meta:editing-cycles>
    <meta:document-statistic meta:table-count="6" meta:cell-count="2412" meta:object-count="0"/>
  </office:meta>
</office:document-meta>
</file>